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1mm"/>
    </style:style>
    <style:style style:name="co2" style:family="table-column">
      <style:table-column-properties fo:break-before="auto" style:column-width="57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float" office:value="-84.6214248598" calcext:value-type="float">
            <text:p>-84.621</text:p>
          </table:table-cell>
          <table:table-cell office:value-type="float" office:value="9.47191921228" calcext:value-type="float">
            <text:p>9.472</text:p>
          </table:table-cell>
        </table:table-row>
        <table:table-row table:style-name="ro1">
          <table:table-cell office:value-type="float" office:value="-84.5625" calcext:value-type="float">
            <text:p>-84.563</text:p>
          </table:table-cell>
          <table:table-cell office:value-type="float" office:value="9.4292" calcext:value-type="float">
            <text:p>9.429</text:p>
          </table:table-cell>
        </table:table-row>
        <table:table-row table:style-name="ro1">
          <table:table-cell office:value-type="float" office:value="-83.3625" calcext:value-type="float">
            <text:p>-83.363</text:p>
          </table:table-cell>
          <table:table-cell office:value-type="float" office:value="8.3625" calcext:value-type="float">
            <text:p>8.363</text:p>
          </table:table-cell>
        </table:table-row>
        <table:table-row table:style-name="ro1">
          <table:table-cell office:value-type="float" office:value="-84.7625" calcext:value-type="float">
            <text:p>-84.763</text:p>
          </table:table-cell>
          <table:table-cell office:value-type="float" office:value="9.8958" calcext:value-type="float">
            <text:p>9.896</text:p>
          </table:table-cell>
        </table:table-row>
        <table:table-row table:style-name="ro1">
          <table:table-cell office:value-type="float" office:value="-84.8292" calcext:value-type="float">
            <text:p>-84.829</text:p>
          </table:table-cell>
          <table:table-cell office:value-type="float" office:value="9.8958" calcext:value-type="float">
            <text:p>9.896</text:p>
          </table:table-cell>
        </table:table-row>
        <table:table-row table:style-name="ro1">
          <table:table-cell office:value-type="float" office:value="-84.7625" calcext:value-type="float">
            <text:p>-84.763</text:p>
          </table:table-cell>
          <table:table-cell office:value-type="float" office:value="9.8292" calcext:value-type="float">
            <text:p>9.829</text:p>
          </table:table-cell>
        </table:table-row>
        <table:table-row table:style-name="ro1">
          <table:table-cell office:value-type="float" office:value="-84.8292" calcext:value-type="float">
            <text:p>-84.829</text:p>
          </table:table-cell>
          <table:table-cell office:value-type="float" office:value="9.8292" calcext:value-type="float">
            <text:p>9.829</text:p>
          </table:table-cell>
        </table:table-row>
        <table:table-row table:style-name="ro1">
          <table:table-cell office:value-type="float" office:value="-84.720791522" calcext:value-type="float">
            <text:p>-84.721</text:p>
          </table:table-cell>
          <table:table-cell office:value-type="float" office:value="9.78082711616" calcext:value-type="float">
            <text:p>9.781</text:p>
          </table:table-cell>
        </table:table-row>
        <table:table-row table:style-name="ro1">
          <table:table-cell office:value-type="float" office:value="-84.8292" calcext:value-type="float">
            <text:p>-84.829</text:p>
          </table:table-cell>
          <table:table-cell office:value-type="float" office:value="9.7625" calcext:value-type="float">
            <text:p>9.763</text:p>
          </table:table-cell>
        </table:table-row>
        <table:table-row table:style-name="ro1">
          <table:table-cell office:value-type="float" office:value="-84.7107117013" calcext:value-type="float">
            <text:p>-84.711</text:p>
          </table:table-cell>
          <table:table-cell office:value-type="float" office:value="9.6958" calcext:value-type="float">
            <text:p>9.696</text:p>
          </table:table-cell>
        </table:table-row>
        <table:table-row table:style-name="ro1">
          <table:table-cell office:value-type="float" office:value="-84.9196807877" calcext:value-type="float">
            <text:p>-84.920</text:p>
          </table:table-cell>
          <table:table-cell office:value-type="float" office:value="9.72745592791" calcext:value-type="float">
            <text:p>9.727</text:p>
          </table:table-cell>
        </table:table-row>
        <table:table-row table:style-name="ro1">
          <table:table-cell office:value-type="float" office:value="-84.6958" calcext:value-type="float">
            <text:p>-84.696</text:p>
          </table:table-cell>
          <table:table-cell office:value-type="float" office:value="9.6292" calcext:value-type="float">
            <text:p>9.629</text:p>
          </table:table-cell>
        </table:table-row>
        <table:table-row table:style-name="ro1">
          <table:table-cell office:value-type="float" office:value="-84.6541474633" calcext:value-type="float">
            <text:p>-84.654</text:p>
          </table:table-cell>
          <table:table-cell office:value-type="float" office:value="9.56305536716" calcext:value-type="float">
            <text:p>9.563</text:p>
          </table:table-cell>
        </table:table-row>
        <table:table-row table:style-name="ro1">
          <table:table-cell office:value-type="float" office:value="-81.8958" calcext:value-type="float">
            <text:p>-81.896</text:p>
          </table:table-cell>
          <table:table-cell office:value-type="float" office:value="7.4958" calcext:value-type="float">
            <text:p>7.496</text:p>
          </table:table-cell>
        </table:table-row>
        <table:table-row table:style-name="ro1">
          <table:table-cell office:value-type="float" office:value="-81.8958" calcext:value-type="float">
            <text:p>-81.896</text:p>
          </table:table-cell>
          <table:table-cell office:value-type="float" office:value="7.4292" calcext:value-type="float">
            <text:p>7.429</text:p>
          </table:table-cell>
        </table:table-row>
        <table:table-row table:style-name="ro1">
          <table:table-cell office:value-type="float" office:value="-81.8958" calcext:value-type="float">
            <text:p>-81.896</text:p>
          </table:table-cell>
          <table:table-cell office:value-type="float" office:value="7.3625" calcext:value-type="float">
            <text:p>7.363</text:p>
          </table:table-cell>
        </table:table-row>
        <table:table-row table:style-name="ro1">
          <table:table-cell office:value-type="float" office:value="-81.8292" calcext:value-type="float">
            <text:p>-81.829</text:p>
          </table:table-cell>
          <table:table-cell office:value-type="float" office:value="7.2958" calcext:value-type="float">
            <text:p>7.296</text:p>
          </table:table-cell>
        </table:table-row>
        <table:table-row table:style-name="ro1">
          <table:table-cell office:value-type="float" office:value="-83.1625" calcext:value-type="float">
            <text:p>-83.163</text:p>
          </table:table-cell>
          <table:table-cell office:value-type="float" office:value="8.5625" calcext:value-type="float">
            <text:p>8.563</text:p>
          </table:table-cell>
        </table:table-row>
        <table:table-row table:style-name="ro1">
          <table:table-cell office:value-type="float" office:value="-83.2292" calcext:value-type="float">
            <text:p>-83.229</text:p>
          </table:table-cell>
          <table:table-cell office:value-type="float" office:value="8.5625" calcext:value-type="float">
            <text:p>8.563</text:p>
          </table:table-cell>
        </table:table-row>
        <table:table-row table:style-name="ro1">
          <table:table-cell office:value-type="float" office:value="-83.1625" calcext:value-type="float">
            <text:p>-83.163</text:p>
          </table:table-cell>
          <table:table-cell office:value-type="float" office:value="8.4958" calcext:value-type="float">
            <text:p>8.496</text:p>
          </table:table-cell>
        </table:table-row>
        <table:table-row table:style-name="ro1">
          <table:table-cell office:value-type="float" office:value="-83.1625" calcext:value-type="float">
            <text:p>-83.163</text:p>
          </table:table-cell>
          <table:table-cell office:value-type="float" office:value="8.4292" calcext:value-type="float">
            <text:p>8.429</text:p>
          </table:table-cell>
        </table:table-row>
        <table:table-row table:style-name="ro1">
          <table:table-cell office:value-type="float" office:value="-83.2378611151" calcext:value-type="float">
            <text:p>-83.238</text:p>
          </table:table-cell>
          <table:table-cell office:value-type="float" office:value="8.40356309918" calcext:value-type="float">
            <text:p>8.404</text:p>
          </table:table-cell>
        </table:table-row>
        <table:table-row table:style-name="ro1">
          <table:table-cell office:value-type="float" office:value="-83.1625" calcext:value-type="float">
            <text:p>-83.163</text:p>
          </table:table-cell>
          <table:table-cell office:value-type="float" office:value="8.3625" calcext:value-type="float">
            <text:p>8.363</text:p>
          </table:table-cell>
        </table:table-row>
        <table:table-row table:style-name="ro1">
          <table:table-cell office:value-type="float" office:value="-83.1189794067" calcext:value-type="float">
            <text:p>-83.119</text:p>
          </table:table-cell>
          <table:table-cell office:value-type="float" office:value="8.32726559327" calcext:value-type="float">
            <text:p>8.327</text:p>
          </table:table-cell>
        </table:table-row>
        <table:table-row table:style-name="ro1">
          <table:table-cell office:value-type="float" office:value="-83.0117326271" calcext:value-type="float">
            <text:p>-83.012</text:p>
          </table:table-cell>
          <table:table-cell office:value-type="float" office:value="8.23962042375" calcext:value-type="float">
            <text:p>8.240</text:p>
          </table:table-cell>
        </table:table-row>
        <table:table-row table:style-name="ro1">
          <table:table-cell office:value-type="float" office:value="-83.0434935592" calcext:value-type="float">
            <text:p>-83.043</text:p>
          </table:table-cell>
          <table:table-cell office:value-type="float" office:value="8.2596439831" calcext:value-type="float">
            <text:p>8.260</text:p>
          </table:table-cell>
        </table:table-row>
        <table:table-row table:style-name="ro1">
          <table:table-cell office:value-type="float" office:value="-85.8989735262" calcext:value-type="float">
            <text:p>-85.899</text:p>
          </table:table-cell>
          <table:table-cell office:value-type="float" office:value="10.3523948686" calcext:value-type="float">
            <text:p>10.352</text:p>
          </table:table-cell>
        </table:table-row>
        <table:table-row table:style-name="ro1">
          <table:table-cell office:value-type="float" office:value="-85.9184162464" calcext:value-type="float">
            <text:p>-85.918</text:p>
          </table:table-cell>
          <table:table-cell office:value-type="float" office:value="10.2948376065" calcext:value-type="float">
            <text:p>10.295</text:p>
          </table:table-cell>
        </table:table-row>
        <table:table-row table:style-name="ro1">
          <table:table-cell office:value-type="float" office:value="-85.8958" calcext:value-type="float">
            <text:p>-85.896</text:p>
          </table:table-cell>
          <table:table-cell office:value-type="float" office:value="10.2292" calcext:value-type="float">
            <text:p>10.229</text:p>
          </table:table-cell>
        </table:table-row>
        <table:table-row table:style-name="ro1">
          <table:table-cell office:value-type="float" office:value="-84.3582774679" calcext:value-type="float">
            <text:p>-84.358</text:p>
          </table:table-cell>
          <table:table-cell office:value-type="float" office:value="9.40949485023" calcext:value-type="float">
            <text:p>9.409</text:p>
          </table:table-cell>
        </table:table-row>
        <table:table-row table:style-name="ro1">
          <table:table-cell office:value-type="float" office:value="-84.437175894" calcext:value-type="float">
            <text:p>-84.437</text:p>
          </table:table-cell>
          <table:table-cell office:value-type="float" office:value="9.38603633859" calcext:value-type="float">
            <text:p>9.386</text:p>
          </table:table-cell>
        </table:table-row>
        <table:table-row table:style-name="ro1">
          <table:table-cell office:value-type="float" office:value="-84.5033067237" calcext:value-type="float">
            <text:p>-84.503</text:p>
          </table:table-cell>
          <table:table-cell office:value-type="float" office:value="9.41137153116" calcext:value-type="float">
            <text:p>9.411</text:p>
          </table:table-cell>
        </table:table-row>
        <table:table-row table:style-name="ro1">
          <table:table-cell office:value-type="float" office:value="-83.4292" calcext:value-type="float">
            <text:p>-83.429</text:p>
          </table:table-cell>
          <table:table-cell office:value-type="float" office:value="8.3625" calcext:value-type="float">
            <text:p>8.363</text:p>
          </table:table-cell>
        </table:table-row>
        <table:table-row table:style-name="ro1">
          <table:table-cell office:value-type="float" office:value="-83.2958" calcext:value-type="float">
            <text:p>-83.296</text:p>
          </table:table-cell>
          <table:table-cell office:value-type="float" office:value="8.3625" calcext:value-type="float">
            <text:p>8.363</text:p>
          </table:table-cell>
        </table:table-row>
        <table:table-row table:style-name="ro1">
          <table:table-cell office:value-type="float" office:value="-85.8734324481" calcext:value-type="float">
            <text:p>-85.873</text:p>
          </table:table-cell>
          <table:table-cell office:value-type="float" office:value="10.1679676238" calcext:value-type="float">
            <text:p>10.168</text:p>
          </table:table-cell>
        </table:table-row>
        <table:table-row table:style-name="ro1">
          <table:table-cell office:value-type="float" office:value="-85.8133205078" calcext:value-type="float">
            <text:p>-85.813</text:p>
          </table:table-cell>
          <table:table-cell office:value-type="float" office:value="10.0871384588" calcext:value-type="float">
            <text:p>10.087</text:p>
          </table:table-cell>
        </table:table-row>
        <table:table-row table:style-name="ro1">
          <table:table-cell office:value-type="float" office:value="-81.5625" calcext:value-type="float">
            <text:p>-81.563</text:p>
          </table:table-cell>
          <table:table-cell office:value-type="float" office:value="7.2958" calcext:value-type="float">
            <text:p>7.296</text:p>
          </table:table-cell>
        </table:table-row>
        <table:table-row table:style-name="ro1">
          <table:table-cell office:value-type="float" office:value="-81.6292" calcext:value-type="float">
            <text:p>-81.629</text:p>
          </table:table-cell>
          <table:table-cell office:value-type="float" office:value="7.2292" calcext:value-type="float">
            <text:p>7.229</text:p>
          </table:table-cell>
        </table:table-row>
        <table:table-row table:style-name="ro1">
          <table:table-cell office:value-type="float" office:value="-81.6958" calcext:value-type="float">
            <text:p>-81.696</text:p>
          </table:table-cell>
          <table:table-cell office:value-type="float" office:value="7.2292" calcext:value-type="float">
            <text:p>7.229</text:p>
          </table:table-cell>
        </table:table-row>
        <table:table-row table:style-name="ro1">
          <table:table-cell office:value-type="float" office:value="-81.7625" calcext:value-type="float">
            <text:p>-81.763</text:p>
          </table:table-cell>
          <table:table-cell office:value-type="float" office:value="7.1625" calcext:value-type="float">
            <text:p>7.163</text:p>
          </table:table-cell>
        </table:table-row>
        <table:table-row table:style-name="ro1">
          <table:table-cell office:value-type="float" office:value="-84.9625" calcext:value-type="float">
            <text:p>-84.963</text:p>
          </table:table-cell>
          <table:table-cell office:value-type="float" office:value="9.6958" calcext:value-type="float">
            <text:p>9.696</text:p>
          </table:table-cell>
        </table:table-row>
        <table:table-row table:style-name="ro1">
          <table:table-cell office:value-type="float" office:value="-84.9625" calcext:value-type="float">
            <text:p>-84.963</text:p>
          </table:table-cell>
          <table:table-cell office:value-type="float" office:value="9.6292" calcext:value-type="float">
            <text:p>9.629</text:p>
          </table:table-cell>
        </table:table-row>
        <table:table-row table:style-name="ro1">
          <table:table-cell office:value-type="float" office:value="-85.7709751954" calcext:value-type="float">
            <text:p>-85.771</text:p>
          </table:table-cell>
          <table:table-cell office:value-type="float" office:value="10.0224632458" calcext:value-type="float">
            <text:p>10.022</text:p>
          </table:table-cell>
        </table:table-row>
        <table:table-row table:style-name="ro1">
          <table:table-cell office:value-type="float" office:value="-85.7528760654" calcext:value-type="float">
            <text:p>-85.753</text:p>
          </table:table-cell>
          <table:table-cell office:value-type="float" office:value="9.97837949216" calcext:value-type="float">
            <text:p>9.978</text:p>
          </table:table-cell>
        </table:table-row>
        <table:table-row table:style-name="ro1">
          <table:table-cell office:value-type="float" office:value="-85.2292" calcext:value-type="float">
            <text:p>-85.229</text:p>
          </table:table-cell>
          <table:table-cell office:value-type="float" office:value="9.6958" calcext:value-type="float">
            <text:p>9.696</text:p>
          </table:table-cell>
        </table:table-row>
        <table:table-row table:style-name="ro1">
          <table:table-cell office:value-type="float" office:value="-85.2104333274" calcext:value-type="float">
            <text:p>-85.210</text:p>
          </table:table-cell>
          <table:table-cell office:value-type="float" office:value="9.63641795098" calcext:value-type="float">
            <text:p>9.636</text:p>
          </table:table-cell>
        </table:table-row>
        <table:table-row table:style-name="ro1">
          <table:table-cell office:value-type="float" office:value="-85.1939089737" calcext:value-type="float">
            <text:p>-85.194</text:p>
          </table:table-cell>
          <table:table-cell office:value-type="float" office:value="9.57194407746" calcext:value-type="float">
            <text:p>9.572</text:p>
          </table:table-cell>
        </table:table-row>
        <table:table-row table:style-name="ro1">
          <table:table-cell office:value-type="float" office:value="-85.6217441494" calcext:value-type="float">
            <text:p>-85.622</text:p>
          </table:table-cell>
          <table:table-cell office:value-type="float" office:value="9.85653811897" calcext:value-type="float">
            <text:p>9.857</text:p>
          </table:table-cell>
        </table:table-row>
        <table:table-row table:style-name="ro1">
          <table:table-cell office:value-type="float" office:value="-85.0500425314" calcext:value-type="float">
            <text:p>-85.050</text:p>
          </table:table-cell>
          <table:table-cell office:value-type="float" office:value="9.58452576576" calcext:value-type="float">
            <text:p>9.585</text:p>
          </table:table-cell>
        </table:table-row>
        <table:table-row table:style-name="ro1">
          <table:table-cell office:value-type="float" office:value="-82.4958" calcext:value-type="float">
            <text:p>-82.496</text:p>
          </table:table-cell>
          <table:table-cell office:value-type="float" office:value="8.2292" calcext:value-type="float">
            <text:p>8.229</text:p>
          </table:table-cell>
        </table:table-row>
        <table:table-row table:style-name="ro1">
          <table:table-cell office:value-type="float" office:value="-82.5625" calcext:value-type="float">
            <text:p>-82.563</text:p>
          </table:table-cell>
          <table:table-cell office:value-type="float" office:value="8.2292" calcext:value-type="float">
            <text:p>8.229</text:p>
          </table:table-cell>
        </table:table-row>
        <table:table-row table:style-name="ro1">
          <table:table-cell office:value-type="float" office:value="-82.6292" calcext:value-type="float">
            <text:p>-82.629</text:p>
          </table:table-cell>
          <table:table-cell office:value-type="float" office:value="8.2292" calcext:value-type="float">
            <text:p>8.229</text:p>
          </table:table-cell>
        </table:table-row>
        <table:table-row table:style-name="ro1">
          <table:table-cell office:value-type="float" office:value="-82.6958" calcext:value-type="float">
            <text:p>-82.696</text:p>
          </table:table-cell>
          <table:table-cell office:value-type="float" office:value="8.2292" calcext:value-type="float">
            <text:p>8.229</text:p>
          </table:table-cell>
        </table:table-row>
        <table:table-row table:style-name="ro1">
          <table:table-cell office:value-type="float" office:value="-82.3625" calcext:value-type="float">
            <text:p>-82.363</text:p>
          </table:table-cell>
          <table:table-cell office:value-type="float" office:value="8.1625" calcext:value-type="float">
            <text:p>8.163</text:p>
          </table:table-cell>
        </table:table-row>
        <table:table-row table:style-name="ro1">
          <table:table-cell office:value-type="float" office:value="-82.4292" calcext:value-type="float">
            <text:p>-82.429</text:p>
          </table:table-cell>
          <table:table-cell office:value-type="float" office:value="8.1625" calcext:value-type="float">
            <text:p>8.163</text:p>
          </table:table-cell>
        </table:table-row>
        <table:table-row table:style-name="ro1">
          <table:table-cell office:value-type="float" office:value="-82.4292" calcext:value-type="float">
            <text:p>-82.429</text:p>
          </table:table-cell>
          <table:table-cell office:value-type="float" office:value="8.0958" calcext:value-type="float">
            <text:p>8.096</text:p>
          </table:table-cell>
        </table:table-row>
        <table:table-row table:style-name="ro1">
          <table:table-cell office:value-type="float" office:value="-83.4958" calcext:value-type="float">
            <text:p>-83.496</text:p>
          </table:table-cell>
          <table:table-cell office:value-type="float" office:value="8.3625" calcext:value-type="float">
            <text:p>8.363</text:p>
          </table:table-cell>
        </table:table-row>
        <table:table-row table:style-name="ro1">
          <table:table-cell office:value-type="float" office:value="-83.5625" calcext:value-type="float">
            <text:p>-83.563</text:p>
          </table:table-cell>
          <table:table-cell office:value-type="float" office:value="8.3625" calcext:value-type="float">
            <text:p>8.363</text:p>
          </table:table-cell>
        </table:table-row>
        <table:table-row table:style-name="ro1">
          <table:table-cell office:value-type="float" office:value="-83.6794012149" calcext:value-type="float">
            <text:p>-83.679</text:p>
          </table:table-cell>
          <table:table-cell office:value-type="float" office:value="8.94560987162" calcext:value-type="float">
            <text:p>8.946</text:p>
          </table:table-cell>
        </table:table-row>
        <table:table-row table:style-name="ro1">
          <table:table-cell office:value-type="float" office:value="-83.7046858745" calcext:value-type="float">
            <text:p>-83.705</text:p>
          </table:table-cell>
          <table:table-cell office:value-type="float" office:value="9.00415253672" calcext:value-type="float">
            <text:p>9.004</text:p>
          </table:table-cell>
        </table:table-row>
        <table:table-row table:style-name="ro1">
          <table:table-cell office:value-type="float" office:value="-80.6958" calcext:value-type="float">
            <text:p>-80.696</text:p>
          </table:table-cell>
          <table:table-cell office:value-type="float" office:value="7.1625" calcext:value-type="float">
            <text:p>7.163</text:p>
          </table:table-cell>
        </table:table-row>
        <table:table-row table:style-name="ro1">
          <table:table-cell office:value-type="float" office:value="-84.2306075107" calcext:value-type="float">
            <text:p>-84.231</text:p>
          </table:table-cell>
          <table:table-cell office:value-type="float" office:value="9.38603633859" calcext:value-type="float">
            <text:p>9.386</text:p>
          </table:table-cell>
        </table:table-row>
        <table:table-row table:style-name="ro1">
          <table:table-cell office:value-type="float" office:value="-84.2967383405" calcext:value-type="float">
            <text:p>-84.297</text:p>
          </table:table-cell>
          <table:table-cell office:value-type="float" office:value="9.4033956372" calcext:value-type="float">
            <text:p>9.403</text:p>
          </table:table-cell>
        </table:table-row>
        <table:table-row table:style-name="ro1">
          <table:table-cell office:value-type="float" office:value="-84.1625" calcext:value-type="float">
            <text:p>-84.163</text:p>
          </table:table-cell>
          <table:table-cell office:value-type="float" office:value="9.3625" calcext:value-type="float">
            <text:p>9.363</text:p>
          </table:table-cell>
        </table:table-row>
        <table:table-row table:style-name="ro1">
          <table:table-cell office:value-type="float" office:value="-84.1033067237" calcext:value-type="float">
            <text:p>-84.103</text:p>
          </table:table-cell>
          <table:table-cell office:value-type="float" office:value="9.31269012838" calcext:value-type="float">
            <text:p>9.313</text:p>
          </table:table-cell>
        </table:table-row>
        <table:table-row table:style-name="ro1">
          <table:table-cell office:value-type="float" office:value="-83.9512399144" calcext:value-type="float">
            <text:p>-83.951</text:p>
          </table:table-cell>
          <table:table-cell office:value-type="float" office:value="9.23764506419" calcext:value-type="float">
            <text:p>9.238</text:p>
          </table:table-cell>
        </table:table-row>
        <table:table-row table:style-name="ro1">
          <table:table-cell office:value-type="float" office:value="-84.0014189563" calcext:value-type="float">
            <text:p>-84.001</text:p>
          </table:table-cell>
          <table:table-cell office:value-type="float" office:value="9.28315457676" calcext:value-type="float">
            <text:p>9.283</text:p>
          </table:table-cell>
        </table:table-row>
        <table:table-row table:style-name="ro1">
          <table:table-cell office:value-type="float" office:value="-85.1456000719" calcext:value-type="float">
            <text:p>-85.146</text:p>
          </table:table-cell>
          <table:table-cell office:value-type="float" office:value="9.56936439287" calcext:value-type="float">
            <text:p>9.569</text:p>
          </table:table-cell>
        </table:table-row>
        <table:table-row table:style-name="ro1">
          <table:table-cell office:value-type="float" office:value="-85.1022617372" calcext:value-type="float">
            <text:p>-85.102</text:p>
          </table:table-cell>
          <table:table-cell office:value-type="float" office:value="9.55345857819" calcext:value-type="float">
            <text:p>9.553</text:p>
          </table:table-cell>
        </table:table-row>
        <table:table-row table:style-name="ro1">
          <table:table-cell office:value-type="float" office:value="-85.8029205255" calcext:value-type="float">
            <text:p>-85.803</text:p>
          </table:table-cell>
          <table:table-cell office:value-type="float" office:value="10.5523948686" calcext:value-type="float">
            <text:p>10.552</text:p>
          </table:table-cell>
        </table:table-row>
        <table:table-row table:style-name="ro1">
          <table:table-cell office:value-type="float" office:value="-85.8383427379" calcext:value-type="float">
            <text:p>-85.838</text:p>
          </table:table-cell>
          <table:table-cell office:value-type="float" office:value="10.4784769176" calcext:value-type="float">
            <text:p>10.478</text:p>
          </table:table-cell>
        </table:table-row>
        <table:table-row table:style-name="ro1">
          <table:table-cell office:value-type="float" office:value="-85.8691393288" calcext:value-type="float">
            <text:p>-85.869</text:p>
          </table:table-cell>
          <table:table-cell office:value-type="float" office:value="10.4455606889" calcext:value-type="float">
            <text:p>10.446</text:p>
          </table:table-cell>
        </table:table-row>
        <table:table-row table:style-name="ro1">
          <table:table-cell office:value-type="float" office:value="-78.5199848708" calcext:value-type="float">
            <text:p>-78.520</text:p>
          </table:table-cell>
          <table:table-cell office:value-type="float" office:value="8.49559676579" calcext:value-type="float">
            <text:p>8.496</text:p>
          </table:table-cell>
        </table:table-row>
        <table:table-row table:style-name="ro1">
          <table:table-cell office:value-type="float" office:value="-78.487060929" calcext:value-type="float">
            <text:p>-78.487</text:p>
          </table:table-cell>
          <table:table-cell office:value-type="float" office:value="8.42086739746" calcext:value-type="float">
            <text:p>8.421</text:p>
          </table:table-cell>
        </table:table-row>
        <table:table-row table:style-name="ro1">
          <table:table-cell office:value-type="float" office:value="-78.4454587367" calcext:value-type="float">
            <text:p>-78.445</text:p>
          </table:table-cell>
          <table:table-cell office:value-type="float" office:value="8.33689248975" calcext:value-type="float">
            <text:p>8.337</text:p>
          </table:table-cell>
        </table:table-row>
        <table:table-row table:style-name="ro1">
          <table:table-cell office:value-type="float" office:value="-78.4446517368" calcext:value-type="float">
            <text:p>-78.445</text:p>
          </table:table-cell>
          <table:table-cell office:value-type="float" office:value="7.97032881579" calcext:value-type="float">
            <text:p>7.970</text:p>
          </table:table-cell>
        </table:table-row>
        <table:table-row table:style-name="ro1">
          <table:table-cell office:value-type="float" office:value="-78.4049857368" calcext:value-type="float">
            <text:p>-78.405</text:p>
          </table:table-cell>
          <table:table-cell office:value-type="float" office:value="7.89684384211" calcext:value-type="float">
            <text:p>7.897</text:p>
          </table:table-cell>
        </table:table-row>
        <table:table-row table:style-name="ro1">
          <table:table-cell office:value-type="float" office:value="-78.4292" calcext:value-type="float">
            <text:p>-78.429</text:p>
          </table:table-cell>
          <table:table-cell office:value-type="float" office:value="7.8292" calcext:value-type="float">
            <text:p>7.829</text:p>
          </table:table-cell>
        </table:table-row>
        <table:table-row table:style-name="ro1">
          <table:table-cell office:value-type="float" office:value="-78.3217901579" calcext:value-type="float">
            <text:p>-78.322</text:p>
          </table:table-cell>
          <table:table-cell office:value-type="float" office:value="7.77032881579" calcext:value-type="float">
            <text:p>7.770</text:p>
          </table:table-cell>
        </table:table-row>
        <table:table-row table:style-name="ro1">
          <table:table-cell office:value-type="float" office:value="-78.3129175" calcext:value-type="float">
            <text:p>-78.313</text:p>
          </table:table-cell>
          <table:table-cell office:value-type="float" office:value="7.70936994737" calcext:value-type="float">
            <text:p>7.709</text:p>
          </table:table-cell>
        </table:table-row>
        <table:table-row table:style-name="ro1">
          <table:table-cell office:value-type="float" office:value="-81.8292" calcext:value-type="float">
            <text:p>-81.829</text:p>
          </table:table-cell>
          <table:table-cell office:value-type="float" office:value="7.2292" calcext:value-type="float">
            <text:p>7.229</text:p>
          </table:table-cell>
        </table:table-row>
        <table:table-row table:style-name="ro1">
          <table:table-cell office:value-type="float" office:value="-81.7625" calcext:value-type="float">
            <text:p>-81.763</text:p>
          </table:table-cell>
          <table:table-cell office:value-type="float" office:value="8.0292" calcext:value-type="float">
            <text:p>8.029</text:p>
          </table:table-cell>
        </table:table-row>
        <table:table-row table:style-name="ro1">
          <table:table-cell office:value-type="float" office:value="-81.6958" calcext:value-type="float">
            <text:p>-81.696</text:p>
          </table:table-cell>
          <table:table-cell office:value-type="float" office:value="7.9625" calcext:value-type="float">
            <text:p>7.963</text:p>
          </table:table-cell>
        </table:table-row>
        <table:table-row table:style-name="ro1">
          <table:table-cell office:value-type="float" office:value="-78.1625" calcext:value-type="float">
            <text:p>-78.163</text:p>
          </table:table-cell>
          <table:table-cell office:value-type="float" office:value="7.4292" calcext:value-type="float">
            <text:p>7.429</text:p>
          </table:table-cell>
        </table:table-row>
        <table:table-row table:style-name="ro1">
          <table:table-cell office:value-type="float" office:value="-78.0958" calcext:value-type="float">
            <text:p>-78.096</text:p>
          </table:table-cell>
          <table:table-cell office:value-type="float" office:value="7.3625" calcext:value-type="float">
            <text:p>7.363</text:p>
          </table:table-cell>
        </table:table-row>
        <table:table-row table:style-name="ro1">
          <table:table-cell office:value-type="float" office:value="-82.9533055085" calcext:value-type="float">
            <text:p>-82.953</text:p>
          </table:table-cell>
          <table:table-cell office:value-type="float" office:value="8.17108152544" calcext:value-type="float">
            <text:p>8.171</text:p>
          </table:table-cell>
        </table:table-row>
        <table:table-row table:style-name="ro1">
          <table:table-cell office:value-type="float" office:value="-82.9448372882" calcext:value-type="float">
            <text:p>-82.945</text:p>
          </table:table-cell>
          <table:table-cell office:value-type="float" office:value="8.07986288133" calcext:value-type="float">
            <text:p>8.080</text:p>
          </table:table-cell>
        </table:table-row>
        <table:table-row table:style-name="ro1">
          <table:table-cell office:value-type="float" office:value="-81.2292" calcext:value-type="float">
            <text:p>-81.229</text:p>
          </table:table-cell>
          <table:table-cell office:value-type="float" office:value="7.5625" calcext:value-type="float">
            <text:p>7.563</text:p>
          </table:table-cell>
        </table:table-row>
        <table:table-row table:style-name="ro1">
          <table:table-cell office:value-type="float" office:value="-85.6958" calcext:value-type="float">
            <text:p>-85.696</text:p>
          </table:table-cell>
          <table:table-cell office:value-type="float" office:value="9.8958" calcext:value-type="float">
            <text:p>9.896</text:p>
          </table:table-cell>
        </table:table-row>
        <table:table-row table:style-name="ro1">
          <table:table-cell office:value-type="float" office:value="-78.2874492632" calcext:value-type="float">
            <text:p>-78.287</text:p>
          </table:table-cell>
          <table:table-cell office:value-type="float" office:value="7.66051526316" calcext:value-type="float">
            <text:p>7.661</text:p>
          </table:table-cell>
        </table:table-row>
        <table:table-row table:style-name="ro1">
          <table:table-cell office:value-type="float" office:value="-78.2192835" calcext:value-type="float">
            <text:p>-78.219</text:p>
          </table:table-cell>
          <table:table-cell office:value-type="float" office:value="7.5713726579" calcext:value-type="float">
            <text:p>7.571</text:p>
          </table:table-cell>
        </table:table-row>
        <table:table-row table:style-name="ro1">
          <table:table-cell office:value-type="float" office:value="-78.1557150263" calcext:value-type="float">
            <text:p>-78.156</text:p>
          </table:table-cell>
          <table:table-cell office:value-type="float" office:value="7.48640542105" calcext:value-type="float">
            <text:p>7.486</text:p>
          </table:table-cell>
        </table:table-row>
        <table:table-row table:style-name="ro1">
          <table:table-cell office:value-type="float" office:value="-80.7625" calcext:value-type="float">
            <text:p>-80.763</text:p>
          </table:table-cell>
          <table:table-cell office:value-type="float" office:value="7.1625" calcext:value-type="float">
            <text:p>7.163</text:p>
          </table:table-cell>
        </table:table-row>
        <table:table-row table:style-name="ro1">
          <table:table-cell office:value-type="float" office:value="-81.7625" calcext:value-type="float">
            <text:p>-81.763</text:p>
          </table:table-cell>
          <table:table-cell office:value-type="float" office:value="8.0958" calcext:value-type="float">
            <text:p>8.096</text:p>
          </table:table-cell>
        </table:table-row>
        <table:table-row table:style-name="ro1">
          <table:table-cell office:value-type="float" office:value="-81.8292" calcext:value-type="float">
            <text:p>-81.829</text:p>
          </table:table-cell>
          <table:table-cell office:value-type="float" office:value="8.0958" calcext:value-type="float">
            <text:p>8.096</text:p>
          </table:table-cell>
        </table:table-row>
        <table:table-row table:style-name="ro1">
          <table:table-cell office:value-type="float" office:value="-81.9625" calcext:value-type="float">
            <text:p>-81.963</text:p>
          </table:table-cell>
          <table:table-cell office:value-type="float" office:value="8.1625" calcext:value-type="float">
            <text:p>8.163</text:p>
          </table:table-cell>
        </table:table-row>
        <table:table-row table:style-name="ro1">
          <table:table-cell office:value-type="float" office:value="-82.0291" calcext:value-type="float">
            <text:p>-82.029</text:p>
          </table:table-cell>
          <table:table-cell office:value-type="float" office:value="8.1625" calcext:value-type="float">
            <text:p>8.163</text:p>
          </table:table-cell>
        </table:table-row>
        <table:table-row table:style-name="ro1">
          <table:table-cell office:value-type="float" office:value="-82.0958" calcext:value-type="float">
            <text:p>-82.096</text:p>
          </table:table-cell>
          <table:table-cell office:value-type="float" office:value="8.1625" calcext:value-type="float">
            <text:p>8.163</text:p>
          </table:table-cell>
        </table:table-row>
        <table:table-row table:style-name="ro1">
          <table:table-cell office:value-type="float" office:value="-82.1636897305" calcext:value-type="float">
            <text:p>-82.164</text:p>
          </table:table-cell>
          <table:table-cell office:value-type="float" office:value="8.15060269497" calcext:value-type="float">
            <text:p>8.151</text:p>
          </table:table-cell>
        </table:table-row>
        <table:table-row table:style-name="ro1">
          <table:table-cell office:value-type="float" office:value="-81.8958" calcext:value-type="float">
            <text:p>-81.896</text:p>
          </table:table-cell>
          <table:table-cell office:value-type="float" office:value="8.0958" calcext:value-type="float">
            <text:p>8.096</text:p>
          </table:table-cell>
        </table:table-row>
        <table:table-row table:style-name="ro1">
          <table:table-cell office:value-type="float" office:value="-82.2292" calcext:value-type="float">
            <text:p>-82.229</text:p>
          </table:table-cell>
          <table:table-cell office:value-type="float" office:value="8.0958" calcext:value-type="float">
            <text:p>8.096</text:p>
          </table:table-cell>
        </table:table-row>
        <table:table-row table:style-name="ro1">
          <table:table-cell office:value-type="float" office:value="-82.2958" calcext:value-type="float">
            <text:p>-82.296</text:p>
          </table:table-cell>
          <table:table-cell office:value-type="float" office:value="8.0292" calcext:value-type="float">
            <text:p>8.029</text:p>
          </table:table-cell>
        </table:table-row>
        <table:table-row table:style-name="ro1">
          <table:table-cell office:value-type="float" office:value="-82.7625" calcext:value-type="float">
            <text:p>-82.763</text:p>
          </table:table-cell>
          <table:table-cell office:value-type="float" office:value="8.2292" calcext:value-type="float">
            <text:p>8.229</text:p>
          </table:table-cell>
        </table:table-row>
        <table:table-row table:style-name="ro1">
          <table:table-cell office:value-type="float" office:value="-82.8292" calcext:value-type="float">
            <text:p>-82.829</text:p>
          </table:table-cell>
          <table:table-cell office:value-type="float" office:value="8.1625" calcext:value-type="float">
            <text:p>8.163</text:p>
          </table:table-cell>
        </table:table-row>
        <table:table-row table:style-name="ro1">
          <table:table-cell office:value-type="float" office:value="-83.6127790419" calcext:value-type="float">
            <text:p>-83.613</text:p>
          </table:table-cell>
          <table:table-cell office:value-type="float" office:value="8.42028576558" calcext:value-type="float">
            <text:p>8.420</text:p>
          </table:table-cell>
        </table:table-row>
        <table:table-row table:style-name="ro1">
          <table:table-cell office:value-type="float" office:value="-83.6863587583" calcext:value-type="float">
            <text:p>-83.686</text:p>
          </table:table-cell>
          <table:table-cell office:value-type="float" office:value="8.79526666222" calcext:value-type="float">
            <text:p>8.795</text:p>
          </table:table-cell>
        </table:table-row>
        <table:table-row table:style-name="ro1">
          <table:table-cell office:value-type="float" office:value="-83.8197387684" calcext:value-type="float">
            <text:p>-83.820</text:p>
          </table:table-cell>
          <table:table-cell office:value-type="float" office:value="8.61747074418" calcext:value-type="float">
            <text:p>8.617</text:p>
          </table:table-cell>
        </table:table-row>
        <table:table-row table:style-name="ro1">
          <table:table-cell office:value-type="float" office:value="-83.7625" calcext:value-type="float">
            <text:p>-83.763</text:p>
          </table:table-cell>
          <table:table-cell office:value-type="float" office:value="8.56953755349" calcext:value-type="float">
            <text:p>8.570</text:p>
          </table:table-cell>
        </table:table-row>
        <table:table-row table:style-name="ro1">
          <table:table-cell office:value-type="float" office:value="-83.7281727461" calcext:value-type="float">
            <text:p>-83.728</text:p>
          </table:table-cell>
          <table:table-cell office:value-type="float" office:value="8.49345414884" calcext:value-type="float">
            <text:p>8.493</text:p>
          </table:table-cell>
        </table:table-row>
        <table:table-row table:style-name="ro1">
          <table:table-cell office:value-type="float" office:value="-80.5625" calcext:value-type="float">
            <text:p>-80.563</text:p>
          </table:table-cell>
          <table:table-cell office:value-type="float" office:value="7.1625" calcext:value-type="float">
            <text:p>7.163</text:p>
          </table:table-cell>
        </table:table-row>
        <table:table-row table:style-name="ro1">
          <table:table-cell office:value-type="float" office:value="-80.9625" calcext:value-type="float">
            <text:p>-80.963</text:p>
          </table:table-cell>
          <table:table-cell office:value-type="float" office:value="7.2292" calcext:value-type="float">
            <text:p>7.229</text:p>
          </table:table-cell>
        </table:table-row>
        <table:table-row table:style-name="ro1">
          <table:table-cell office:value-type="float" office:value="-80.8292" calcext:value-type="float">
            <text:p>-80.829</text:p>
          </table:table-cell>
          <table:table-cell office:value-type="float" office:value="7.1625" calcext:value-type="float">
            <text:p>7.163</text:p>
          </table:table-cell>
        </table:table-row>
        <table:table-row table:style-name="ro1">
          <table:table-cell office:value-type="float" office:value="-80.8958" calcext:value-type="float">
            <text:p>-80.896</text:p>
          </table:table-cell>
          <table:table-cell office:value-type="float" office:value="7.1625" calcext:value-type="float">
            <text:p>7.163</text:p>
          </table:table-cell>
        </table:table-row>
        <table:table-row table:style-name="ro1">
          <table:table-cell office:value-type="float" office:value="-80.4958" calcext:value-type="float">
            <text:p>-80.496</text:p>
          </table:table-cell>
          <table:table-cell office:value-type="float" office:value="7.1625" calcext:value-type="float">
            <text:p>7.163</text:p>
          </table:table-cell>
        </table:table-row>
        <table:table-row table:style-name="ro1">
          <table:table-cell office:value-type="float" office:value="-78.0291" calcext:value-type="float">
            <text:p>-78.029</text:p>
          </table:table-cell>
          <table:table-cell office:value-type="float" office:value="7.2958" calcext:value-type="float">
            <text:p>7.296</text:p>
          </table:table-cell>
        </table:table-row>
        <table:table-row table:style-name="ro1">
          <table:table-cell office:value-type="float" office:value="-85.3015743608" calcext:value-type="float">
            <text:p>-85.302</text:p>
          </table:table-cell>
          <table:table-cell office:value-type="float" office:value="9.77116154118" calcext:value-type="float">
            <text:p>9.771</text:p>
          </table:table-cell>
        </table:table-row>
        <table:table-row table:style-name="ro1">
          <table:table-cell office:value-type="float" office:value="-81.1625" calcext:value-type="float">
            <text:p>-81.163</text:p>
          </table:table-cell>
          <table:table-cell office:value-type="float" office:value="7.6292" calcext:value-type="float">
            <text:p>7.629</text:p>
          </table:table-cell>
        </table:table-row>
        <table:table-row table:style-name="ro1">
          <table:table-cell office:value-type="float" office:value="-80.6292" calcext:value-type="float">
            <text:p>-80.629</text:p>
          </table:table-cell>
          <table:table-cell office:value-type="float" office:value="7.1625" calcext:value-type="float">
            <text:p>7.163</text:p>
          </table:table-cell>
        </table:table-row>
        <table:table-row table:style-name="ro1">
          <table:table-cell office:value-type="float" office:value="-81.4292" calcext:value-type="float">
            <text:p>-81.429</text:p>
          </table:table-cell>
          <table:table-cell office:value-type="float" office:value="7.6292" calcext:value-type="float">
            <text:p>7.629</text:p>
          </table:table-cell>
        </table:table-row>
        <table:table-row table:style-name="ro1">
          <table:table-cell office:value-type="float" office:value="-81.3625" calcext:value-type="float">
            <text:p>-81.363</text:p>
          </table:table-cell>
          <table:table-cell office:value-type="float" office:value="7.5625" calcext:value-type="float">
            <text:p>7.563</text:p>
          </table:table-cell>
        </table:table-row>
        <table:table-row table:style-name="ro1">
          <table:table-cell office:value-type="float" office:value="-85.5371501079" calcext:value-type="float">
            <text:p>-85.537</text:p>
          </table:table-cell>
          <table:table-cell office:value-type="float" office:value="9.84560287138" calcext:value-type="float">
            <text:p>9.846</text:p>
          </table:table-cell>
        </table:table-row>
        <table:table-row table:style-name="ro1">
          <table:table-cell office:value-type="float" office:value="-85.3704437188" calcext:value-type="float">
            <text:p>-85.370</text:p>
          </table:table-cell>
          <table:table-cell office:value-type="float" office:value="9.76141676562" calcext:value-type="float">
            <text:p>9.761</text:p>
          </table:table-cell>
        </table:table-row>
        <table:table-row table:style-name="ro1">
          <table:table-cell office:value-type="float" office:value="-85.4176454999" calcext:value-type="float">
            <text:p>-85.418</text:p>
          </table:table-cell>
          <table:table-cell office:value-type="float" office:value="9.77369342194" calcext:value-type="float">
            <text:p>9.774</text:p>
          </table:table-cell>
        </table:table-row>
        <table:table-row table:style-name="ro1">
          <table:table-cell office:value-type="float" office:value="-85.4665526717" calcext:value-type="float">
            <text:p>-85.467</text:p>
          </table:table-cell>
          <table:table-cell office:value-type="float" office:value="9.80257967211" calcext:value-type="float">
            <text:p>9.803</text:p>
          </table:table-cell>
        </table:table-row>
        <table:table-row table:style-name="ro1">
          <table:table-cell office:value-type="float" office:value="-78.9776708593" calcext:value-type="float">
            <text:p>-78.978</text:p>
          </table:table-cell>
          <table:table-cell office:value-type="float" office:value="8.28265192196" calcext:value-type="float">
            <text:p>8.283</text:p>
          </table:table-cell>
        </table:table-row>
        <table:table-row table:style-name="ro1">
          <table:table-cell office:value-type="float" office:value="-80.4292" calcext:value-type="float">
            <text:p>-80.429</text:p>
          </table:table-cell>
          <table:table-cell office:value-type="float" office:value="7.1625" calcext:value-type="float">
            <text:p>7.163</text:p>
          </table:table-cell>
        </table:table-row>
        <table:table-row table:style-name="ro1">
          <table:table-cell office:value-type="float" office:value="-77.9625" calcext:value-type="float">
            <text:p>-77.963</text:p>
          </table:table-cell>
          <table:table-cell office:value-type="float" office:value="7.2292" calcext:value-type="float">
            <text:p>7.229</text:p>
          </table:table-cell>
        </table:table-row>
        <table:table-row table:style-name="ro1">
          <table:table-cell office:value-type="float" office:value="-86.4232544024" calcext:value-type="float">
            <text:p>-86.423</text:p>
          </table:table-cell>
          <table:table-cell office:value-type="float" office:value="11.5032095591" calcext:value-type="float">
            <text:p>11.503</text:p>
          </table:table-cell>
        </table:table-row>
        <table:table-row table:style-name="ro1">
          <table:table-cell office:value-type="float" office:value="-79.9624954775" calcext:value-type="float">
            <text:p>-79.962</text:p>
          </table:table-cell>
          <table:table-cell office:value-type="float" office:value="8.05703654696" calcext:value-type="float">
            <text:p>8.057</text:p>
          </table:table-cell>
        </table:table-row>
        <table:table-row table:style-name="ro1">
          <table:table-cell office:value-type="float" office:value="-79.9937518277" calcext:value-type="float">
            <text:p>-79.994</text:p>
          </table:table-cell>
          <table:table-cell office:value-type="float" office:value="7.6645481723" calcext:value-type="float">
            <text:p>7.665</text:p>
          </table:table-cell>
        </table:table-row>
        <table:table-row table:style-name="ro1">
          <table:table-cell office:value-type="float" office:value="-79.9689622004" calcext:value-type="float">
            <text:p>-79.969</text:p>
          </table:table-cell>
          <table:table-cell office:value-type="float" office:value="7.56617253738" calcext:value-type="float">
            <text:p>7.566</text:p>
          </table:table-cell>
        </table:table-row>
        <table:table-row table:style-name="ro1">
          <table:table-cell office:value-type="float" office:value="-79.9625" calcext:value-type="float">
            <text:p>-79.963</text:p>
          </table:table-cell>
          <table:table-cell office:value-type="float" office:value="7.4958" calcext:value-type="float">
            <text:p>7.496</text:p>
          </table:table-cell>
        </table:table-row>
        <table:table-row table:style-name="ro1">
          <table:table-cell office:value-type="float" office:value="-79.9776708593" calcext:value-type="float">
            <text:p>-79.978</text:p>
          </table:table-cell>
          <table:table-cell office:value-type="float" office:value="7.4453822499" calcext:value-type="float">
            <text:p>7.445</text:p>
          </table:table-cell>
        </table:table-row>
        <table:table-row table:style-name="ro1">
          <table:table-cell office:value-type="float" office:value="-83.8864165953" calcext:value-type="float">
            <text:p>-83.886</text:p>
          </table:table-cell>
          <table:table-cell office:value-type="float" office:value="9.17845178791" calcext:value-type="float">
            <text:p>9.178</text:p>
          </table:table-cell>
        </table:table-row>
        <table:table-row table:style-name="ro1">
          <table:table-cell office:value-type="float" office:value="-83.7954197432" calcext:value-type="float">
            <text:p>-83.795</text:p>
          </table:table-cell>
          <table:table-cell office:value-type="float" office:value="9.12817274605" calcext:value-type="float">
            <text:p>9.128</text:p>
          </table:table-cell>
        </table:table-row>
        <table:table-row table:style-name="ro1">
          <table:table-cell office:value-type="float" office:value="-83.7198055088" calcext:value-type="float">
            <text:p>-83.720</text:p>
          </table:table-cell>
          <table:table-cell office:value-type="float" office:value="9.07752453397" calcext:value-type="float">
            <text:p>9.078</text:p>
          </table:table-cell>
        </table:table-row>
        <table:table-row table:style-name="ro1">
          <table:table-cell office:value-type="float" office:value="-86.3294711146" calcext:value-type="float">
            <text:p>-86.329</text:p>
          </table:table-cell>
          <table:table-cell office:value-type="float" office:value="11.4709126544" calcext:value-type="float">
            <text:p>11.471</text:p>
          </table:table-cell>
        </table:table-row>
        <table:table-row table:style-name="ro1">
          <table:table-cell office:value-type="float" office:value="-86.5141097672" calcext:value-type="float">
            <text:p>-86.514</text:p>
          </table:table-cell>
          <table:table-cell office:value-type="float" office:value="11.5794253089" calcext:value-type="float">
            <text:p>11.579</text:p>
          </table:table-cell>
        </table:table-row>
        <table:table-row table:style-name="ro1">
          <table:table-cell office:value-type="float" office:value="-81.2958" calcext:value-type="float">
            <text:p>-81.296</text:p>
          </table:table-cell>
          <table:table-cell office:value-type="float" office:value="7.5625" calcext:value-type="float">
            <text:p>7.563</text:p>
          </table:table-cell>
        </table:table-row>
        <table:table-row table:style-name="ro1">
          <table:table-cell office:value-type="float" office:value="-78.8292" calcext:value-type="float">
            <text:p>-78.829</text:p>
          </table:table-cell>
          <table:table-cell office:value-type="float" office:value="8.3625" calcext:value-type="float">
            <text:p>8.363</text:p>
          </table:table-cell>
        </table:table-row>
        <table:table-row table:style-name="ro1">
          <table:table-cell office:value-type="float" office:value="-78.8292" calcext:value-type="float">
            <text:p>-78.829</text:p>
          </table:table-cell>
          <table:table-cell office:value-type="float" office:value="8.2958" calcext:value-type="float">
            <text:p>8.296</text:p>
          </table:table-cell>
        </table:table-row>
        <table:table-row table:style-name="ro1">
          <table:table-cell office:value-type="float" office:value="-85.8871384588" calcext:value-type="float">
            <text:p>-85.887</text:p>
          </table:table-cell>
          <table:table-cell office:value-type="float" office:value="11.2450794922" calcext:value-type="float">
            <text:p>11.245</text:p>
          </table:table-cell>
        </table:table-row>
        <table:table-row table:style-name="ro1">
          <table:table-cell office:value-type="float" office:value="-85.8611538353" calcext:value-type="float">
            <text:p>-85.861</text:p>
          </table:table-cell>
          <table:table-cell office:value-type="float" office:value="11.2034017222" calcext:value-type="float">
            <text:p>11.203</text:p>
          </table:table-cell>
        </table:table-row>
        <table:table-row table:style-name="ro1">
          <table:table-cell office:value-type="float" office:value="-85.8195760654" calcext:value-type="float">
            <text:p>-85.820</text:p>
          </table:table-cell>
          <table:table-cell office:value-type="float" office:value="11.1025367542" calcext:value-type="float">
            <text:p>11.103</text:p>
          </table:table-cell>
        </table:table-row>
        <table:table-row table:style-name="ro1">
          <table:table-cell office:value-type="float" office:value="-85.7793418856" calcext:value-type="float">
            <text:p>-85.779</text:p>
          </table:table-cell>
          <table:table-cell office:value-type="float" office:value="11.0455606889" calcext:value-type="float">
            <text:p>11.046</text:p>
          </table:table-cell>
        </table:table-row>
        <table:table-row table:style-name="ro1">
          <table:table-cell office:value-type="float" office:value="-85.8190948686" calcext:value-type="float">
            <text:p>-85.819</text:p>
          </table:table-cell>
          <table:table-cell office:value-type="float" office:value="10.9706803444" calcext:value-type="float">
            <text:p>10.971</text:p>
          </table:table-cell>
        </table:table-row>
        <table:table-row table:style-name="ro1">
          <table:table-cell office:value-type="float" office:value="-85.9530624111" calcext:value-type="float">
            <text:p>-85.953</text:p>
          </table:table-cell>
          <table:table-cell office:value-type="float" office:value="10.9193786399" calcext:value-type="float">
            <text:p>10.919</text:p>
          </table:table-cell>
        </table:table-row>
        <table:table-row table:style-name="ro1">
          <table:table-cell office:value-type="float" office:value="-85.8958" calcext:value-type="float">
            <text:p>-85.896</text:p>
          </table:table-cell>
          <table:table-cell office:value-type="float" office:value="10.8292" calcext:value-type="float">
            <text:p>10.829</text:p>
          </table:table-cell>
        </table:table-row>
        <table:table-row table:style-name="ro1">
          <table:table-cell office:value-type="float" office:value="-79.0291" calcext:value-type="float">
            <text:p>-79.029</text:p>
          </table:table-cell>
          <table:table-cell office:value-type="float" office:value="8.4292" calcext:value-type="float">
            <text:p>8.429</text:p>
          </table:table-cell>
        </table:table-row>
        <table:table-row table:style-name="ro1">
          <table:table-cell office:value-type="float" office:value="-79.0291" calcext:value-type="float">
            <text:p>-79.029</text:p>
          </table:table-cell>
          <table:table-cell office:value-type="float" office:value="8.3625" calcext:value-type="float">
            <text:p>8.363</text:p>
          </table:table-cell>
        </table:table-row>
        <table:table-row table:style-name="ro1">
          <table:table-cell office:value-type="float" office:value="-85.7625" calcext:value-type="float">
            <text:p>-85.763</text:p>
          </table:table-cell>
          <table:table-cell office:value-type="float" office:value="10.7625" calcext:value-type="float">
            <text:p>10.763</text:p>
          </table:table-cell>
        </table:table-row>
        <table:table-row table:style-name="ro1">
          <table:table-cell office:value-type="float" office:value="-85.8388239346" calcext:value-type="float">
            <text:p>-85.839</text:p>
          </table:table-cell>
          <table:table-cell office:value-type="float" office:value="10.7875222301" calcext:value-type="float">
            <text:p>10.788</text:p>
          </table:table-cell>
        </table:table-row>
        <table:table-row table:style-name="ro1">
          <table:table-cell office:value-type="float" office:value="-85.7208222301" calcext:value-type="float">
            <text:p>-85.721</text:p>
          </table:table-cell>
          <table:table-cell office:value-type="float" office:value="10.676070934" calcext:value-type="float">
            <text:p>10.676</text:p>
          </table:table-cell>
        </table:table-row>
        <table:table-row table:style-name="ro1">
          <table:table-cell office:value-type="float" office:value="-85.7362205255" calcext:value-type="float">
            <text:p>-85.736</text:p>
          </table:table-cell>
          <table:table-cell office:value-type="float" office:value="10.5974410157" calcext:value-type="float">
            <text:p>10.597</text:p>
          </table:table-cell>
        </table:table-row>
        <table:table-row table:style-name="ro1">
          <table:table-cell office:value-type="float" office:value="-91.1207843406" calcext:value-type="float">
            <text:p>-91.121</text:p>
          </table:table-cell>
          <table:table-cell office:value-type="float" office:value="13.7342595059" calcext:value-type="float">
            <text:p>13.734</text:p>
          </table:table-cell>
        </table:table-row>
        <table:table-row table:style-name="ro1">
          <table:table-cell office:value-type="float" office:value="-91.1732075745" calcext:value-type="float">
            <text:p>-91.173</text:p>
          </table:table-cell>
          <table:table-cell office:value-type="float" office:value="13.7292626378" calcext:value-type="float">
            <text:p>13.729</text:p>
          </table:table-cell>
        </table:table-row>
        <table:table-row table:style-name="ro1">
          <table:table-cell office:value-type="float" office:value="-80.3625" calcext:value-type="float">
            <text:p>-80.363</text:p>
          </table:table-cell>
          <table:table-cell office:value-type="float" office:value="7.2292" calcext:value-type="float">
            <text:p>7.229</text:p>
          </table:table-cell>
        </table:table-row>
        <table:table-row table:style-name="ro1">
          <table:table-cell office:value-type="float" office:value="-80.0958" calcext:value-type="float">
            <text:p>-80.096</text:p>
          </table:table-cell>
          <table:table-cell office:value-type="float" office:value="7.3625" calcext:value-type="float">
            <text:p>7.363</text:p>
          </table:table-cell>
        </table:table-row>
        <table:table-row table:style-name="ro1">
          <table:table-cell office:value-type="float" office:value="-80.1625" calcext:value-type="float">
            <text:p>-80.163</text:p>
          </table:table-cell>
          <table:table-cell office:value-type="float" office:value="7.3625" calcext:value-type="float">
            <text:p>7.363</text:p>
          </table:table-cell>
        </table:table-row>
        <table:table-row table:style-name="ro1">
          <table:table-cell office:value-type="float" office:value="-80.2292" calcext:value-type="float">
            <text:p>-80.229</text:p>
          </table:table-cell>
          <table:table-cell office:value-type="float" office:value="7.3625" calcext:value-type="float">
            <text:p>7.363</text:p>
          </table:table-cell>
        </table:table-row>
        <table:table-row table:style-name="ro1">
          <table:table-cell office:value-type="float" office:value="-86.5770498635" calcext:value-type="float">
            <text:p>-86.577</text:p>
          </table:table-cell>
          <table:table-cell office:value-type="float" office:value="11.6445613474" calcext:value-type="float">
            <text:p>11.645</text:p>
          </table:table-cell>
        </table:table-row>
        <table:table-row table:style-name="ro1">
          <table:table-cell office:value-type="float" office:value="-78.8816405313" calcext:value-type="float">
            <text:p>-78.882</text:p>
          </table:table-cell>
          <table:table-cell office:value-type="float" office:value="8.22212026567" calcext:value-type="float">
            <text:p>8.222</text:p>
          </table:table-cell>
        </table:table-row>
        <table:table-row table:style-name="ro1">
          <table:table-cell office:value-type="float" office:value="-80.2958" calcext:value-type="float">
            <text:p>-80.296</text:p>
          </table:table-cell>
          <table:table-cell office:value-type="float" office:value="7.3625" calcext:value-type="float">
            <text:p>7.363</text:p>
          </table:table-cell>
        </table:table-row>
        <table:table-row table:style-name="ro1">
          <table:table-cell office:value-type="float" office:value="-80.2958" calcext:value-type="float">
            <text:p>-80.296</text:p>
          </table:table-cell>
          <table:table-cell office:value-type="float" office:value="7.2958" calcext:value-type="float">
            <text:p>7.296</text:p>
          </table:table-cell>
        </table:table-row>
        <table:table-row table:style-name="ro1">
          <table:table-cell office:value-type="float" office:value="-79.5870256917" calcext:value-type="float">
            <text:p>-79.587</text:p>
          </table:table-cell>
          <table:table-cell office:value-type="float" office:value="8.49354066206" calcext:value-type="float">
            <text:p>8.494</text:p>
          </table:table-cell>
        </table:table-row>
        <table:table-row table:style-name="ro1">
          <table:table-cell office:value-type="float" office:value="-79.7647583993" calcext:value-type="float">
            <text:p>-79.765</text:p>
          </table:table-cell>
          <table:table-cell office:value-type="float" office:value="8.27556501987" calcext:value-type="float">
            <text:p>8.276</text:p>
          </table:table-cell>
        </table:table-row>
        <table:table-row table:style-name="ro1">
          <table:table-cell office:value-type="float" office:value="-79.8284459487" calcext:value-type="float">
            <text:p>-79.828</text:p>
          </table:table-cell>
          <table:table-cell office:value-type="float" office:value="8.22166793488" calcext:value-type="float">
            <text:p>8.222</text:p>
          </table:table-cell>
        </table:table-row>
        <table:table-row table:style-name="ro1">
          <table:table-cell office:value-type="float" office:value="-79.8754650199" calcext:value-type="float">
            <text:p>-79.875</text:p>
          </table:table-cell>
          <table:table-cell office:value-type="float" office:value="8.18777786573" calcext:value-type="float">
            <text:p>8.188</text:p>
          </table:table-cell>
        </table:table-row>
        <table:table-row table:style-name="ro1">
          <table:table-cell office:value-type="float" office:value="-79.9142998519" calcext:value-type="float">
            <text:p>-79.914</text:p>
          </table:table-cell>
          <table:table-cell office:value-type="float" office:value="8.14668369575" calcext:value-type="float">
            <text:p>8.147</text:p>
          </table:table-cell>
        </table:table-row>
        <table:table-row table:style-name="ro1">
          <table:table-cell office:value-type="float" office:value="-80.0291" calcext:value-type="float">
            <text:p>-80.029</text:p>
          </table:table-cell>
          <table:table-cell office:value-type="float" office:value="7.3625" calcext:value-type="float">
            <text:p>7.363</text:p>
          </table:table-cell>
        </table:table-row>
        <table:table-row table:style-name="ro1">
          <table:table-cell office:value-type="float" office:value="-86.6335021329" calcext:value-type="float">
            <text:p>-86.634</text:p>
          </table:table-cell>
          <table:table-cell office:value-type="float" office:value="11.7185811549" calcext:value-type="float">
            <text:p>11.719</text:p>
          </table:table-cell>
        </table:table-row>
        <table:table-row table:style-name="ro1">
          <table:table-cell office:value-type="float" office:value="-91.7455556432" calcext:value-type="float">
            <text:p>-91.746</text:p>
          </table:table-cell>
          <table:table-cell office:value-type="float" office:value="13.9071336504" calcext:value-type="float">
            <text:p>13.907</text:p>
          </table:table-cell>
        </table:table-row>
        <table:table-row table:style-name="ro1">
          <table:table-cell office:value-type="float" office:value="-91.6212225032" calcext:value-type="float">
            <text:p>-91.621</text:p>
          </table:table-cell>
          <table:table-cell office:value-type="float" office:value="13.789751131" calcext:value-type="float">
            <text:p>13.790</text:p>
          </table:table-cell>
        </table:table-row>
        <table:table-row table:style-name="ro1">
          <table:table-cell office:value-type="float" office:value="-91.6457060434" calcext:value-type="float">
            <text:p>-91.646</text:p>
          </table:table-cell>
          <table:table-cell office:value-type="float" office:value="13.8311537525" calcext:value-type="float">
            <text:p>13.831</text:p>
          </table:table-cell>
        </table:table-row>
        <table:table-row table:style-name="ro1">
          <table:table-cell office:value-type="float" office:value="-91.7009846305" calcext:value-type="float">
            <text:p>-91.701</text:p>
          </table:table-cell>
          <table:table-cell office:value-type="float" office:value="13.8539965781" calcext:value-type="float">
            <text:p>13.854</text:p>
          </table:table-cell>
        </table:table-row>
        <table:table-row table:style-name="ro1">
          <table:table-cell office:value-type="float" office:value="-77.8958" calcext:value-type="float">
            <text:p>-77.896</text:p>
          </table:table-cell>
          <table:table-cell office:value-type="float" office:value="7.1625" calcext:value-type="float">
            <text:p>7.163</text:p>
          </table:table-cell>
        </table:table-row>
        <table:table-row table:style-name="ro1">
          <table:table-cell office:value-type="float" office:value="-91.3414856513" calcext:value-type="float">
            <text:p>-91.341</text:p>
          </table:table-cell>
          <table:table-cell office:value-type="float" office:value="13.7687367823" calcext:value-type="float">
            <text:p>13.769</text:p>
          </table:table-cell>
        </table:table-row>
        <table:table-row table:style-name="ro1">
          <table:table-cell office:value-type="float" office:value="-91.2577535321" calcext:value-type="float">
            <text:p>-91.258</text:p>
          </table:table-cell>
          <table:table-cell office:value-type="float" office:value="13.7178412249" calcext:value-type="float">
            <text:p>13.718</text:p>
          </table:table-cell>
        </table:table-row>
        <table:table-row table:style-name="ro1">
          <table:table-cell office:value-type="float" office:value="-90.5378324384" calcext:value-type="float">
            <text:p>-90.538</text:p>
          </table:table-cell>
          <table:table-cell office:value-type="float" office:value="13.8491235093" calcext:value-type="float">
            <text:p>13.849</text:p>
          </table:table-cell>
        </table:table-row>
        <table:table-row table:style-name="ro1">
          <table:table-cell office:value-type="float" office:value="-90.5046206771" calcext:value-type="float">
            <text:p>-90.505</text:p>
          </table:table-cell>
          <table:table-cell office:value-type="float" office:value="13.8144988715" calcext:value-type="float">
            <text:p>13.814</text:p>
          </table:table-cell>
        </table:table-row>
        <table:table-row table:style-name="ro1">
          <table:table-cell office:value-type="float" office:value="-90.6234892936" calcext:value-type="float">
            <text:p>-90.623</text:p>
          </table:table-cell>
          <table:table-cell office:value-type="float" office:value="13.8470459575" calcext:value-type="float">
            <text:p>13.847</text:p>
          </table:table-cell>
        </table:table-row>
        <table:table-row table:style-name="ro1">
          <table:table-cell office:value-type="float" office:value="-90.6950861617" calcext:value-type="float">
            <text:p>-90.695</text:p>
          </table:table-cell>
          <table:table-cell office:value-type="float" office:value="13.8534705023" calcext:value-type="float">
            <text:p>13.853</text:p>
          </table:table-cell>
        </table:table-row>
        <table:table-row table:style-name="ro1">
          <table:table-cell office:value-type="float" office:value="-90.7703522213" calcext:value-type="float">
            <text:p>-90.770</text:p>
          </table:table-cell>
          <table:table-cell office:value-type="float" office:value="13.8377660596" calcext:value-type="float">
            <text:p>13.838</text:p>
          </table:table-cell>
        </table:table-row>
        <table:table-row table:style-name="ro1">
          <table:table-cell office:value-type="float" office:value="-90.8263446468" calcext:value-type="float">
            <text:p>-90.826</text:p>
          </table:table-cell>
          <table:table-cell office:value-type="float" office:value="13.8177785872" calcext:value-type="float">
            <text:p>13.818</text:p>
          </table:table-cell>
        </table:table-row>
        <table:table-row table:style-name="ro1">
          <table:table-cell office:value-type="float" office:value="-90.9115044426" calcext:value-type="float">
            <text:p>-90.912</text:p>
          </table:table-cell>
          <table:table-cell office:value-type="float" office:value="13.7378286974" calcext:value-type="float">
            <text:p>13.738</text:p>
          </table:table-cell>
        </table:table-row>
        <table:table-row table:style-name="ro1">
          <table:table-cell office:value-type="float" office:value="-90.9774906043" calcext:value-type="float">
            <text:p>-90.977</text:p>
          </table:table-cell>
          <table:table-cell office:value-type="float" office:value="13.7442532421" calcext:value-type="float">
            <text:p>13.744</text:p>
          </table:table-cell>
        </table:table-row>
        <table:table-row table:style-name="ro1">
          <table:table-cell office:value-type="float" office:value="-91.0483736341" calcext:value-type="float">
            <text:p>-91.048</text:p>
          </table:table-cell>
          <table:table-cell office:value-type="float" office:value="13.75353314" calcext:value-type="float">
            <text:p>13.754</text:p>
          </table:table-cell>
        </table:table-row>
        <table:table-row table:style-name="ro1">
          <table:table-cell office:value-type="float" office:value="-90.2874164689" calcext:value-type="float">
            <text:p>-90.287</text:p>
          </table:table-cell>
          <table:table-cell office:value-type="float" office:value="13.7201607499" calcext:value-type="float">
            <text:p>13.720</text:p>
          </table:table-cell>
        </table:table-row>
        <table:table-row table:style-name="ro1">
          <table:table-cell office:value-type="float" office:value="-90.3257903022" calcext:value-type="float">
            <text:p>-90.326</text:p>
          </table:table-cell>
          <table:table-cell office:value-type="float" office:value="13.737214059" calcext:value-type="float">
            <text:p>13.737</text:p>
          </table:table-cell>
        </table:table-row>
        <table:table-row table:style-name="ro1">
          <table:table-cell office:value-type="float" office:value="-90.3777891736" calcext:value-type="float">
            <text:p>-90.378</text:p>
          </table:table-cell>
          <table:table-cell office:value-type="float" office:value="13.737214059" calcext:value-type="float">
            <text:p>13.737</text:p>
          </table:table-cell>
        </table:table-row>
        <table:table-row table:style-name="ro1">
          <table:table-cell office:value-type="float" office:value="-90.4194972552" calcext:value-type="float">
            <text:p>-90.419</text:p>
          </table:table-cell>
          <table:table-cell office:value-type="float" office:value="13.7860218056" calcext:value-type="float">
            <text:p>13.786</text:p>
          </table:table-cell>
        </table:table-row>
        <table:table-row table:style-name="ro1">
          <table:table-cell office:value-type="float" office:value="-90.2034122607" calcext:value-type="float">
            <text:p>-90.203</text:p>
          </table:table-cell>
          <table:table-cell office:value-type="float" office:value="13.5949502584" calcext:value-type="float">
            <text:p>13.595</text:p>
          </table:table-cell>
        </table:table-row>
        <table:table-row table:style-name="ro1">
          <table:table-cell office:value-type="float" office:value="-90.2280670331" calcext:value-type="float">
            <text:p>-90.228</text:p>
          </table:table-cell>
          <table:table-cell office:value-type="float" office:value="13.6690439461" calcext:value-type="float">
            <text:p>13.669</text:p>
          </table:table-cell>
        </table:table-row>
        <table:table-row table:style-name="ro1">
          <table:table-cell office:value-type="float" office:value="-90.0575921366" calcext:value-type="float">
            <text:p>-90.058</text:p>
          </table:table-cell>
          <table:table-cell office:value-type="float" office:value="13.5706328303" calcext:value-type="float">
            <text:p>13.571</text:p>
          </table:table-cell>
        </table:table-row>
        <table:table-row table:style-name="ro1">
          <table:table-cell office:value-type="float" office:value="-86.7521625179" calcext:value-type="float">
            <text:p>-86.752</text:p>
          </table:table-cell>
          <table:table-cell office:value-type="float" office:value="11.9178491741" calcext:value-type="float">
            <text:p>11.918</text:p>
          </table:table-cell>
        </table:table-row>
        <table:table-row table:style-name="ro1">
          <table:table-cell office:value-type="float" office:value="-86.7206873456" calcext:value-type="float">
            <text:p>-86.721</text:p>
          </table:table-cell>
          <table:table-cell office:value-type="float" office:value="11.8775004812" calcext:value-type="float">
            <text:p>11.878</text:p>
          </table:table-cell>
        </table:table-row>
        <table:table-row table:style-name="ro1">
          <table:table-cell office:value-type="float" office:value="-86.6819026141" calcext:value-type="float">
            <text:p>-86.682</text:p>
          </table:table-cell>
          <table:table-cell office:value-type="float" office:value="11.7991887892" calcext:value-type="float">
            <text:p>11.799</text:p>
          </table:table-cell>
        </table:table-row>
        <table:table-row table:style-name="ro1">
          <table:table-cell office:value-type="float" office:value="-86.1360589414" calcext:value-type="float">
            <text:p>-86.136</text:p>
          </table:table-cell>
          <table:table-cell office:value-type="float" office:value="11.3962608662" calcext:value-type="float">
            <text:p>11.396</text:p>
          </table:table-cell>
        </table:table-row>
        <table:table-row table:style-name="ro1">
          <table:table-cell office:value-type="float" office:value="-86.1881193263" calcext:value-type="float">
            <text:p>-86.188</text:p>
          </table:table-cell>
          <table:table-cell office:value-type="float" office:value="11.417488308" calcext:value-type="float">
            <text:p>11.417</text:p>
          </table:table-cell>
        </table:table-row>
        <table:table-row table:style-name="ro1">
          <table:table-cell office:value-type="float" office:value="-86.0552383955" calcext:value-type="float">
            <text:p>-86.055</text:p>
          </table:table-cell>
          <table:table-cell office:value-type="float" office:value="11.3371137886" calcext:value-type="float">
            <text:p>11.337</text:p>
          </table:table-cell>
        </table:table-row>
        <table:table-row table:style-name="ro1">
          <table:table-cell office:value-type="float" office:value="-86.034195709" calcext:value-type="float">
            <text:p>-86.034</text:p>
          </table:table-cell>
          <table:table-cell office:value-type="float" office:value="11.290704291" calcext:value-type="float">
            <text:p>11.291</text:p>
          </table:table-cell>
        </table:table-row>
        <table:table-row table:style-name="ro1">
          <table:table-cell office:value-type="float" office:value="-85.9449791344" calcext:value-type="float">
            <text:p>-85.945</text:p>
          </table:table-cell>
          <table:table-cell office:value-type="float" office:value="11.2706331857" calcext:value-type="float">
            <text:p>11.271</text:p>
          </table:table-cell>
        </table:table-row>
        <table:table-row table:style-name="ro1">
          <table:table-cell office:value-type="float" office:value="-89.9374829406" calcext:value-type="float">
            <text:p>-89.937</text:p>
          </table:table-cell>
          <table:table-cell office:value-type="float" office:value="13.5034051982" calcext:value-type="float">
            <text:p>13.503</text:p>
          </table:table-cell>
        </table:table-row>
        <table:table-row table:style-name="ro1">
          <table:table-cell office:value-type="float" office:value="-89.8445013326" calcext:value-type="float">
            <text:p>-89.845</text:p>
          </table:table-cell>
          <table:table-cell office:value-type="float" office:value="13.4704736564" calcext:value-type="float">
            <text:p>13.470</text:p>
          </table:table-cell>
        </table:table-row>
        <table:table-row table:style-name="ro1">
          <table:table-cell office:value-type="float" office:value="-89.5730526432" calcext:value-type="float">
            <text:p>-89.573</text:p>
          </table:table-cell>
          <table:table-cell office:value-type="float" office:value="13.402818392" calcext:value-type="float">
            <text:p>13.403</text:p>
          </table:table-cell>
        </table:table-row>
        <table:table-row table:style-name="ro1">
          <table:table-cell office:value-type="float" office:value="-89.6413355397" calcext:value-type="float">
            <text:p>-89.641</text:p>
          </table:table-cell>
          <table:table-cell office:value-type="float" office:value="13.409149978" calcext:value-type="float">
            <text:p>13.409</text:p>
          </table:table-cell>
        </table:table-row>
        <table:table-row table:style-name="ro1">
          <table:table-cell office:value-type="float" office:value="-89.7084631718" calcext:value-type="float">
            <text:p>-89.708</text:p>
          </table:table-cell>
          <table:table-cell office:value-type="float" office:value="13.4123157709" calcext:value-type="float">
            <text:p>13.412</text:p>
          </table:table-cell>
        </table:table-row>
        <table:table-row table:style-name="ro1">
          <table:table-cell office:value-type="float" office:value="-89.7688315859" calcext:value-type="float">
            <text:p>-89.769</text:p>
          </table:table-cell>
          <table:table-cell office:value-type="float" office:value="13.4297276322" calcext:value-type="float">
            <text:p>13.430</text:p>
          </table:table-cell>
        </table:table-row>
        <table:table-row table:style-name="ro1">
          <table:table-cell office:value-type="float" office:value="-89.420028898" calcext:value-type="float">
            <text:p>-89.420</text:p>
          </table:table-cell>
          <table:table-cell office:value-type="float" office:value="13.3632054694" calcext:value-type="float">
            <text:p>13.363</text:p>
          </table:table-cell>
        </table:table-row>
        <table:table-row table:style-name="ro1">
          <table:table-cell office:value-type="float" office:value="-89.5000210573" calcext:value-type="float">
            <text:p>-89.500</text:p>
          </table:table-cell>
          <table:table-cell office:value-type="float" office:value="13.3872987115" calcext:value-type="float">
            <text:p>13.387</text:p>
          </table:table-cell>
        </table:table-row>
        <table:table-row table:style-name="ro1">
          <table:table-cell office:value-type="float" office:value="-88.9696685023" calcext:value-type="float">
            <text:p>-88.970</text:p>
          </table:table-cell>
          <table:table-cell office:value-type="float" office:value="13.1368643722" calcext:value-type="float">
            <text:p>13.137</text:p>
          </table:table-cell>
        </table:table-row>
        <table:table-row table:style-name="ro1">
          <table:table-cell office:value-type="float" office:value="-89.012097423" calcext:value-type="float">
            <text:p>-89.012</text:p>
          </table:table-cell>
          <table:table-cell office:value-type="float" office:value="13.1706328303" calcext:value-type="float">
            <text:p>13.171</text:p>
          </table:table-cell>
        </table:table-row>
        <table:table-row table:style-name="ro1">
          <table:table-cell office:value-type="float" office:value="-86.223344154" calcext:value-type="float">
            <text:p>-86.223</text:p>
          </table:table-cell>
          <table:table-cell office:value-type="float" office:value="11.435055846" calcext:value-type="float">
            <text:p>11.435</text:p>
          </table:table-cell>
        </table:table-row>
        <table:table-row table:style-name="ro1">
          <table:table-cell office:value-type="float" office:value="-86.8570152686" calcext:value-type="float">
            <text:p>-86.857</text:p>
          </table:table-cell>
          <table:table-cell office:value-type="float" office:value="12.0474892704" calcext:value-type="float">
            <text:p>12.047</text:p>
          </table:table-cell>
        </table:table-row>
        <table:table-row table:style-name="ro1">
          <table:table-cell office:value-type="float" office:value="-86.8020269606" calcext:value-type="float">
            <text:p>-86.802</text:p>
          </table:table-cell>
          <table:table-cell office:value-type="float" office:value="11.9933329431" calcext:value-type="float">
            <text:p>11.993</text:p>
          </table:table-cell>
        </table:table-row>
        <table:table-row table:style-name="ro1">
          <table:table-cell office:value-type="float" office:value="-91.4638650388" calcext:value-type="float">
            <text:p>-91.464</text:p>
          </table:table-cell>
          <table:table-cell office:value-type="float" office:value="13.7566015312" calcext:value-type="float">
            <text:p>13.757</text:p>
          </table:table-cell>
        </table:table-row>
        <table:table-row table:style-name="ro1">
          <table:table-cell office:value-type="float" office:value="-88.715850022" calcext:value-type="float">
            <text:p>-88.716</text:p>
          </table:table-cell>
          <table:table-cell office:value-type="float" office:value="12.9962958699" calcext:value-type="float">
            <text:p>12.996</text:p>
          </table:table-cell>
        </table:table-row>
        <table:table-row table:style-name="ro1">
          <table:table-cell office:value-type="float" office:value="-92.2883696276" calcext:value-type="float">
            <text:p>-92.288</text:p>
          </table:table-cell>
          <table:table-cell office:value-type="float" office:value="14.3119304619" calcext:value-type="float">
            <text:p>14.312</text:p>
          </table:table-cell>
        </table:table-row>
        <table:table-row table:style-name="ro1">
          <table:table-cell office:value-type="float" office:value="-92.2251675869" calcext:value-type="float">
            <text:p>-92.225</text:p>
          </table:table-cell>
          <table:table-cell office:value-type="float" office:value="14.2235394773" calcext:value-type="float">
            <text:p>14.224</text:p>
          </table:table-cell>
        </table:table-row>
        <table:table-row table:style-name="ro1">
          <table:table-cell office:value-type="float" office:value="-92.1709158759" calcext:value-type="float">
            <text:p>-92.171</text:p>
          </table:table-cell>
          <table:table-cell office:value-type="float" office:value="14.2053804818" calcext:value-type="float">
            <text:p>14.205</text:p>
          </table:table-cell>
        </table:table-row>
        <table:table-row table:style-name="ro1">
          <table:table-cell office:value-type="float" office:value="-92.0712782471" calcext:value-type="float">
            <text:p>-92.071</text:p>
          </table:table-cell>
          <table:table-cell office:value-type="float" office:value="14.1216847365" calcext:value-type="float">
            <text:p>14.122</text:p>
          </table:table-cell>
        </table:table-row>
        <table:table-row table:style-name="ro1">
          <table:table-cell office:value-type="float" office:value="-89.9962684582" calcext:value-type="float">
            <text:p>-89.996</text:p>
          </table:table-cell>
          <table:table-cell office:value-type="float" office:value="13.5371736564" calcext:value-type="float">
            <text:p>13.537</text:p>
          </table:table-cell>
        </table:table-row>
        <table:table-row table:style-name="ro1">
          <table:table-cell office:value-type="float" office:value="-92.3106099139" calcext:value-type="float">
            <text:p>-92.311</text:p>
          </table:table-cell>
          <table:table-cell office:value-type="float" office:value="14.3361111351" calcext:value-type="float">
            <text:p>14.336</text:p>
          </table:table-cell>
        </table:table-row>
        <table:table-row table:style-name="ro1">
          <table:table-cell office:value-type="float" office:value="-91.9366765456" calcext:value-type="float">
            <text:p>-91.937</text:p>
          </table:table-cell>
          <table:table-cell office:value-type="float" office:value="14.0101394038" calcext:value-type="float">
            <text:p>14.010</text:p>
          </table:table-cell>
        </table:table-row>
        <table:table-row table:style-name="ro1">
          <table:table-cell office:value-type="float" office:value="-91.8200866747" calcext:value-type="float">
            <text:p>-91.820</text:p>
          </table:table-cell>
          <table:table-cell office:value-type="float" office:value="13.9524131262" calcext:value-type="float">
            <text:p>13.952</text:p>
          </table:table-cell>
        </table:table-row>
        <table:table-row table:style-name="ro1">
          <table:table-cell office:value-type="float" office:value="-88.7667210573" calcext:value-type="float">
            <text:p>-88.767</text:p>
          </table:table-cell>
          <table:table-cell office:value-type="float" office:value="13.0142353633" calcext:value-type="float">
            <text:p>13.014</text:p>
          </table:table-cell>
        </table:table-row>
        <table:table-row table:style-name="ro1">
          <table:table-cell office:value-type="float" office:value="-88.8872395375" calcext:value-type="float">
            <text:p>-88.887</text:p>
          </table:table-cell>
          <table:table-cell office:value-type="float" office:value="13.0543354074" calcext:value-type="float">
            <text:p>13.054</text:p>
          </table:table-cell>
        </table:table-row>
        <table:table-row table:style-name="ro1">
          <table:table-cell office:value-type="float" office:value="-87.781441748" calcext:value-type="float">
            <text:p>-87.781</text:p>
          </table:table-cell>
          <table:table-cell office:value-type="float" office:value="12.737702406" calcext:value-type="float">
            <text:p>12.738</text:p>
          </table:table-cell>
        </table:table-row>
        <table:table-row table:style-name="ro1">
          <table:table-cell office:value-type="float" office:value="-87.6085250358" calcext:value-type="float">
            <text:p>-87.609</text:p>
          </table:table-cell>
          <table:table-cell office:value-type="float" office:value="12.5720952529" calcext:value-type="float">
            <text:p>12.572</text:p>
          </table:table-cell>
        </table:table-row>
        <table:table-row table:style-name="ro1">
          <table:table-cell office:value-type="float" office:value="-87.4811706334" calcext:value-type="float">
            <text:p>-87.481</text:p>
          </table:table-cell>
          <table:table-cell office:value-type="float" office:value="12.540630329" calcext:value-type="float">
            <text:p>12.541</text:p>
          </table:table-cell>
        </table:table-row>
        <table:table-row table:style-name="ro1">
          <table:table-cell office:value-type="float" office:value="-87.4071508259" calcext:value-type="float">
            <text:p>-87.407</text:p>
          </table:table-cell>
          <table:table-cell office:value-type="float" office:value="12.5127253089" calcext:value-type="float">
            <text:p>12.513</text:p>
          </table:table-cell>
        </table:table-row>
        <table:table-row table:style-name="ro1">
          <table:table-cell office:value-type="float" office:value="-92.0107279666" calcext:value-type="float">
            <text:p>-92.011</text:p>
          </table:table-cell>
          <table:table-cell office:value-type="float" office:value="14.0714417353" calcext:value-type="float">
            <text:p>14.071</text:p>
          </table:table-cell>
        </table:table-row>
        <table:table-row table:style-name="ro1">
          <table:table-cell office:value-type="float" office:value="-91.9791060434" calcext:value-type="float">
            <text:p>-91.979</text:p>
          </table:table-cell>
          <table:table-cell office:value-type="float" office:value="14.0454305185" calcext:value-type="float">
            <text:p>14.045</text:p>
          </table:table-cell>
        </table:table-row>
        <table:table-row table:style-name="ro1">
          <table:table-cell office:value-type="float" office:value="-87.0971742099" calcext:value-type="float">
            <text:p>-87.097</text:p>
          </table:table-cell>
          <table:table-cell office:value-type="float" office:value="12.2247978671" calcext:value-type="float">
            <text:p>12.225</text:p>
          </table:table-cell>
        </table:table-row>
        <table:table-row table:style-name="ro1">
          <table:table-cell office:value-type="float" office:value="-86.9799777865" calcext:value-type="float">
            <text:p>-86.980</text:p>
          </table:table-cell>
          <table:table-cell office:value-type="float" office:value="12.1362384445" calcext:value-type="float">
            <text:p>12.136</text:p>
          </table:table-cell>
        </table:table-row>
        <table:table-row table:style-name="ro1">
          <table:table-cell office:value-type="float" office:value="-87.0122746911" calcext:value-type="float">
            <text:p>-87.012</text:p>
          </table:table-cell>
          <table:table-cell office:value-type="float" office:value="12.1706415398" calcext:value-type="float">
            <text:p>12.171</text:p>
          </table:table-cell>
        </table:table-row>
        <table:table-row table:style-name="ro1">
          <table:table-cell office:value-type="float" office:value="-86.8965422292" calcext:value-type="float">
            <text:p>-86.897</text:p>
          </table:table-cell>
          <table:table-cell office:value-type="float" office:value="12.0863740018" calcext:value-type="float">
            <text:p>12.086</text:p>
          </table:table-cell>
        </table:table-row>
        <table:table-row table:style-name="ro1">
          <table:table-cell office:value-type="float" office:value="-89.3014856058" calcext:value-type="float">
            <text:p>-89.301</text:p>
          </table:table-cell>
          <table:table-cell office:value-type="float" office:value="13.2619406056" calcext:value-type="float">
            <text:p>13.262</text:p>
          </table:table-cell>
        </table:table-row>
        <table:table-row table:style-name="ro1">
          <table:table-cell office:value-type="float" office:value="-89.3237645044" calcext:value-type="float">
            <text:p>-89.324</text:p>
          </table:table-cell>
          <table:table-cell office:value-type="float" office:value="13.3110103964" calcext:value-type="float">
            <text:p>13.311</text:p>
          </table:table-cell>
        </table:table-row>
        <table:table-row table:style-name="ro1">
          <table:table-cell office:value-type="float" office:value="-89.1717790309" calcext:value-type="float">
            <text:p>-89.172</text:p>
          </table:table-cell>
          <table:table-cell office:value-type="float" office:value="13.2295366959" calcext:value-type="float">
            <text:p>13.230</text:p>
          </table:table-cell>
        </table:table-row>
        <table:table-row table:style-name="ro1">
          <table:table-cell office:value-type="float" office:value="-89.2279263877" calcext:value-type="float">
            <text:p>-89.228</text:p>
          </table:table-cell>
          <table:table-cell office:value-type="float" office:value="13.2553906717" calcext:value-type="float">
            <text:p>13.255</text:p>
          </table:table-cell>
        </table:table-row>
        <table:table-row table:style-name="ro1">
          <table:table-cell office:value-type="float" office:value="-89.3693592181" calcext:value-type="float">
            <text:p>-89.369</text:p>
          </table:table-cell>
          <table:table-cell office:value-type="float" office:value="13.336118392" calcext:value-type="float">
            <text:p>13.336</text:p>
          </table:table-cell>
        </table:table-row>
        <table:table-row table:style-name="ro1">
          <table:table-cell office:value-type="float" office:value="-89.108772456" calcext:value-type="float">
            <text:p>-89.109</text:p>
          </table:table-cell>
          <table:table-cell office:value-type="float" office:value="13.1971327863" calcext:value-type="float">
            <text:p>13.197</text:p>
          </table:table-cell>
        </table:table-row>
        <table:table-row table:style-name="ro1">
          <table:table-cell office:value-type="float" office:value="-87.6971844584" calcext:value-type="float">
            <text:p>-87.697</text:p>
          </table:table-cell>
          <table:table-cell office:value-type="float" office:value="12.6629506177" calcext:value-type="float">
            <text:p>12.663</text:p>
          </table:table-cell>
        </table:table-row>
        <table:table-row table:style-name="ro1">
          <table:table-cell office:value-type="float" office:value="-87.6709229029" calcext:value-type="float">
            <text:p>-87.671</text:p>
          </table:table-cell>
          <table:table-cell office:value-type="float" office:value="12.7215090779" calcext:value-type="float">
            <text:p>12.722</text:p>
          </table:table-cell>
        </table:table-row>
        <table:table-row table:style-name="ro1">
          <table:table-cell office:value-type="float" office:value="-88.4650789868" calcext:value-type="float">
            <text:p>-88.465</text:p>
          </table:table-cell>
          <table:table-cell office:value-type="float" office:value="12.9461708148" calcext:value-type="float">
            <text:p>12.946</text:p>
          </table:table-cell>
        </table:table-row>
        <table:table-row table:style-name="ro1">
          <table:table-cell office:value-type="float" office:value="-88.5042421145" calcext:value-type="float">
            <text:p>-88.504</text:p>
          </table:table-cell>
          <table:table-cell office:value-type="float" office:value="12.9973511342" calcext:value-type="float">
            <text:p>12.997</text:p>
          </table:table-cell>
        </table:table-row>
        <table:table-row table:style-name="ro1">
          <table:table-cell office:value-type="float" office:value="-88.5693592181" calcext:value-type="float">
            <text:p>-88.569</text:p>
          </table:table-cell>
          <table:table-cell office:value-type="float" office:value="12.9941853413" calcext:value-type="float">
            <text:p>12.994</text:p>
          </table:table-cell>
        </table:table-row>
        <table:table-row table:style-name="ro1">
          <table:table-cell office:value-type="float" office:value="-88.626034207" calcext:value-type="float">
            <text:p>-88.626</text:p>
          </table:table-cell>
          <table:table-cell office:value-type="float" office:value="12.9809945373" calcext:value-type="float">
            <text:p>12.981</text:p>
          </table:table-cell>
        </table:table-row>
        <table:table-row table:style-name="ro1">
          <table:table-cell office:value-type="float" office:value="-87.5625" calcext:value-type="float">
            <text:p>-87.563</text:p>
          </table:table-cell>
          <table:table-cell office:value-type="float" office:value="13.1625" calcext:value-type="float">
            <text:p>13.163</text:p>
          </table:table-cell>
        </table:table-row>
        <table:table-row table:style-name="ro1">
          <table:table-cell office:value-type="float" office:value="-87.6292" calcext:value-type="float">
            <text:p>-87.629</text:p>
          </table:table-cell>
          <table:table-cell office:value-type="float" office:value="13.1625" calcext:value-type="float">
            <text:p>13.163</text:p>
          </table:table-cell>
        </table:table-row>
        <table:table-row table:style-name="ro1">
          <table:table-cell office:value-type="float" office:value="-87.6292" calcext:value-type="float">
            <text:p>-87.629</text:p>
          </table:table-cell>
          <table:table-cell office:value-type="float" office:value="13.0958" calcext:value-type="float">
            <text:p>13.096</text:p>
          </table:table-cell>
        </table:table-row>
        <table:table-row table:style-name="ro1">
          <table:table-cell office:value-type="float" office:value="-87.6958" calcext:value-type="float">
            <text:p>-87.696</text:p>
          </table:table-cell>
          <table:table-cell office:value-type="float" office:value="13.0958" calcext:value-type="float">
            <text:p>13.096</text:p>
          </table:table-cell>
        </table:table-row>
        <table:table-row table:style-name="ro1">
          <table:table-cell office:value-type="float" office:value="-87.7625" calcext:value-type="float">
            <text:p>-87.763</text:p>
          </table:table-cell>
          <table:table-cell office:value-type="float" office:value="13.0958" calcext:value-type="float">
            <text:p>13.096</text:p>
          </table:table-cell>
        </table:table-row>
        <table:table-row table:style-name="ro1">
          <table:table-cell office:value-type="float" office:value="-87.8292" calcext:value-type="float">
            <text:p>-87.829</text:p>
          </table:table-cell>
          <table:table-cell office:value-type="float" office:value="13.0958" calcext:value-type="float">
            <text:p>13.096</text:p>
          </table:table-cell>
        </table:table-row>
        <table:table-row table:style-name="ro1">
          <table:table-cell office:value-type="float" office:value="-87.8958" calcext:value-type="float">
            <text:p>-87.896</text:p>
          </table:table-cell>
          <table:table-cell office:value-type="float" office:value="13.0958" calcext:value-type="float">
            <text:p>13.096</text:p>
          </table:table-cell>
        </table:table-row>
        <table:table-row table:style-name="ro1">
          <table:table-cell office:value-type="float" office:value="-88.002858847" calcext:value-type="float">
            <text:p>-88.003</text:p>
          </table:table-cell>
          <table:table-cell office:value-type="float" office:value="12.9300404499" calcext:value-type="float">
            <text:p>12.930</text:p>
          </table:table-cell>
        </table:table-row>
        <table:table-row table:style-name="ro1">
          <table:table-cell office:value-type="float" office:value="-88.0355862433" calcext:value-type="float">
            <text:p>-88.036</text:p>
          </table:table-cell>
          <table:table-cell office:value-type="float" office:value="12.989137333" calcext:value-type="float">
            <text:p>12.989</text:p>
          </table:table-cell>
        </table:table-row>
        <table:table-row table:style-name="ro1">
          <table:table-cell office:value-type="float" office:value="-88.086430982" calcext:value-type="float">
            <text:p>-88.086</text:p>
          </table:table-cell>
          <table:table-cell office:value-type="float" office:value="12.9884166393" calcext:value-type="float">
            <text:p>12.988</text:p>
          </table:table-cell>
        </table:table-row>
        <table:table-row table:style-name="ro1">
          <table:table-cell office:value-type="float" office:value="-88.1603379189" calcext:value-type="float">
            <text:p>-88.160</text:p>
          </table:table-cell>
          <table:table-cell office:value-type="float" office:value="12.9718406843" calcext:value-type="float">
            <text:p>12.972</text:p>
          </table:table-cell>
        </table:table-row>
        <table:table-row table:style-name="ro1">
          <table:table-cell office:value-type="float" office:value="-88.236406937" calcext:value-type="float">
            <text:p>-88.236</text:p>
          </table:table-cell>
          <table:table-cell office:value-type="float" office:value="12.9624716663" calcext:value-type="float">
            <text:p>12.962</text:p>
          </table:table-cell>
        </table:table-row>
        <table:table-row table:style-name="ro1">
          <table:table-cell office:value-type="float" office:value="-88.3116552613" calcext:value-type="float">
            <text:p>-88.312</text:p>
          </table:table-cell>
          <table:table-cell office:value-type="float" office:value="12.9675165221" calcext:value-type="float">
            <text:p>12.968</text:p>
          </table:table-cell>
        </table:table-row>
        <table:table-row table:style-name="ro1">
          <table:table-cell office:value-type="float" office:value="-88.3704276307" calcext:value-type="float">
            <text:p>-88.370</text:p>
          </table:table-cell>
          <table:table-cell office:value-type="float" office:value="12.9271576752" calcext:value-type="float">
            <text:p>12.927</text:p>
          </table:table-cell>
        </table:table-row>
        <table:table-row table:style-name="ro1">
          <table:table-cell office:value-type="float" office:value="-87.6958" calcext:value-type="float">
            <text:p>-87.696</text:p>
          </table:table-cell>
          <table:table-cell office:value-type="float" office:value="13.0292" calcext:value-type="float">
            <text:p>13.029</text:p>
          </table:table-cell>
        </table:table-row>
        <table:table-row table:style-name="ro1">
          <table:table-cell office:value-type="float" office:value="-87.6958" calcext:value-type="float">
            <text:p>-87.696</text:p>
          </table:table-cell>
          <table:table-cell office:value-type="float" office:value="12.9625" calcext:value-type="float">
            <text:p>12.963</text:p>
          </table:table-cell>
        </table:table-row>
        <table:table-row table:style-name="ro1">
          <table:table-cell office:value-type="float" office:value="-87.8620493823" calcext:value-type="float">
            <text:p>-87.862</text:p>
          </table:table-cell>
          <table:table-cell office:value-type="float" office:value="12.8204059825" calcext:value-type="float">
            <text:p>12.820</text:p>
          </table:table-cell>
        </table:table-row>
        <table:table-row table:style-name="ro1">
          <table:table-cell office:value-type="float" office:value="-87.3733899597" calcext:value-type="float">
            <text:p>-87.373</text:p>
          </table:table-cell>
          <table:table-cell office:value-type="float" office:value="12.4644145792" calcext:value-type="float">
            <text:p>12.464</text:p>
          </table:table-cell>
        </table:table-row>
        <table:table-row table:style-name="ro1">
          <table:table-cell office:value-type="float" office:value="-87.306057979" calcext:value-type="float">
            <text:p>-87.306</text:p>
          </table:table-cell>
          <table:table-cell office:value-type="float" office:value="12.4123541943" calcext:value-type="float">
            <text:p>12.412</text:p>
          </table:table-cell>
        </table:table-row>
        <table:table-row table:style-name="ro1">
          <table:table-cell office:value-type="float" office:value="-87.2444818442" calcext:value-type="float">
            <text:p>-87.244</text:p>
          </table:table-cell>
          <table:table-cell office:value-type="float" office:value="12.346486175" calcext:value-type="float">
            <text:p>12.346</text:p>
          </table:table-cell>
        </table:table-row>
        <table:table-row table:style-name="ro1">
          <table:table-cell office:value-type="float" office:value="-87.1851016518" calcext:value-type="float">
            <text:p>-87.185</text:p>
          </table:table-cell>
          <table:table-cell office:value-type="float" office:value="12.2966217323" calcext:value-type="float">
            <text:p>12.297</text:p>
          </table:table-cell>
        </table:table-row>
        <table:table-row table:style-name="ro1">
          <table:table-cell office:value-type="float" office:value="-88.9613552729" calcext:value-type="float">
            <text:p>-88.961</text:p>
          </table:table-cell>
          <table:table-cell office:value-type="float" office:value="13.1044753692" calcext:value-type="float">
            <text:p>13.104</text:p>
          </table:table-cell>
        </table:table-row>
        <table:table-row table:style-name="ro1">
          <table:table-cell office:value-type="float" office:value="-88.125713224" calcext:value-type="float">
            <text:p>-88.126</text:p>
          </table:table-cell>
          <table:table-cell office:value-type="float" office:value="12.9630853545" calcext:value-type="float">
            <text:p>12.963</text:p>
          </table:table-cell>
        </table:table-row>
        <table:table-row table:style-name="ro1">
          <table:table-cell office:value-type="float" office:value="-83.9055551718" calcext:value-type="float">
            <text:p>-83.906</text:p>
          </table:table-cell>
          <table:table-cell office:value-type="float" office:value="8.71765694188" calcext:value-type="float">
            <text:p>8.718</text:p>
          </table:table-cell>
        </table:table-row>
        <table:table-row table:style-name="ro1">
          <table:table-cell office:value-type="float" office:value="-80.0161989937" calcext:value-type="float">
            <text:p>-80.016</text:p>
          </table:table-cell>
          <table:table-cell office:value-type="float" office:value="7.9087263282" calcext:value-type="float">
            <text:p>7.909</text:p>
          </table:table-cell>
        </table:table-row>
        <table:table-row table:style-name="ro1">
          <table:table-cell office:value-type="float" office:value="-79.6682806209" calcext:value-type="float">
            <text:p>-79.668</text:p>
          </table:table-cell>
          <table:table-cell office:value-type="float" office:value="8.38104574712" calcext:value-type="float">
            <text:p>8.381</text:p>
          </table:table-cell>
        </table:table-row>
        <table:table-row table:style-name="ro1">
          <table:table-cell office:value-type="float" office:value="-79.2758610608" calcext:value-type="float">
            <text:p>-79.276</text:p>
          </table:table-cell>
          <table:table-cell office:value-type="float" office:value="8.68446293272" calcext:value-type="float">
            <text:p>8.684</text:p>
          </table:table-cell>
        </table:table-row>
        <table:table-row table:style-name="ro1">
          <table:table-cell table:number-columns-repeated="2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-92.3740733281" calcext:value-type="float">
            <text:p>-92.374</text:p>
          </table:table-cell>
          <table:table-cell office:value-type="float" office:value="14.3660423326" calcext:value-type="float">
            <text:p>14.366</text:p>
          </table:table-cell>
        </table:table-row>
        <table:table-row table:style-name="ro1">
          <table:table-cell office:value-type="float" office:value="-92.3445256825" calcext:value-type="float">
            <text:p>-92.345</text:p>
          </table:table-cell>
          <table:table-cell office:value-type="float" office:value="14.3622144178" calcext:value-type="float">
            <text:p>14.3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N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1:14:29.494000000</meta:creation-date>
    <dc:date>2018-07-02T11:30:58.776000000</dc:date>
    <meta:editing-duration>PT6M19S</meta:editing-duration>
    <meta:editing-cycles>1</meta:editing-cycles>
    <meta:document-statistic meta:table-count="1" meta:cell-count="558" meta:object-count="0"/>
    <meta:generator>LibreOffice/5.3.3.2$Windows_x86 LibreOffice_project/3d9a8b4b4e538a85e0782bd6c2d430bafe583448</meta:generator>
  </office:meta>
</office:document-meta>
</file>